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Pictures/10000200000000550000005295E64ABEED42F590.png" manifest:media-type="image/png"/>
  <manifest:file-entry manifest:full-path="Pictures/1000000000000500000002D017207410B618816F.jpg" manifest:media-type="image/jpeg"/>
  <manifest:file-entry manifest:full-path="Pictures/10000000000001630000014371E91EC9B6DDD394.jpg" manifest:media-type="image/jpeg"/>
  <manifest:file-entry manifest:full-path="Pictures/1000000000000320000002152C2DD85B02288D93.jpg" manifest:media-type="image/jpeg"/>
  <manifest:file-entry manifest:full-path="Pictures/1000000000000640000004B00535F804FD43B05F.png" manifest:media-type="image/png"/>
  <manifest:file-entry manifest:full-path="Pictures/100000000000016300000143E6D44DB7BB0FA6B3.jpg" manifest:media-type="image/jpeg"/>
  <manifest:file-entry manifest:full-path="Pictures/10000000000001630000014387D0C27C186A17F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Inconsolata1" svg:font-family="Inconsolata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DejaVu Sans Condensed2" svg:font-family="'DejaVu Sans Condensed'" style:font-pitch="variable"/>
    <style:font-face style:name="Inconsolata" svg:font-family="Inconsolata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1.144cm" fo:min-width="5.107cm"/>
    </style:style>
    <style:style style:name="gr3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3.43cm" fo:min-width="5.107cm"/>
    </style:style>
    <style:style style:name="gr4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3.43cm" fo:min-width="20.424cm"/>
    </style:style>
    <style:style style:name="gr5" style:family="graphic" style:parent-style-name="standard">
      <style:graphic-properties draw:stroke="none" draw:fill="solid" draw:fill-color="#e5e5e5" fo:min-height="7.8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8.02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solid" draw:fill-color="#f5f5f5" fo:min-height="7.738cm"/>
    </style:style>
    <style:style style:name="pr1" style:family="presentation" style:parent-style-name="sagrid-title">
      <style:graphic-properties draw:auto-grow-height="true" fo:min-height="3.506cm"/>
    </style:style>
    <style:style style:name="pr2" style:family="presentation" style:parent-style-name="sagrid-notes">
      <style:graphic-properties draw:fill-color="#ffffff" draw:auto-grow-height="true" fo:min-height="13.364cm"/>
    </style:style>
    <style:style style:name="pr3" style:family="presentation" style:parent-style-name="sagrid_5f_-title">
      <style:graphic-properties draw:auto-grow-height="true" fo:min-height="3.506cm"/>
    </style:style>
    <style:style style:name="pr4" style:family="presentation" style:parent-style-name="sagrid_5f_-outline1">
      <style:graphic-properties fo:min-height="11.929cm"/>
    </style:style>
    <style:style style:name="pr5" style:family="presentation" style:parent-style-name="sagrid_5f_-notes">
      <style:graphic-properties draw:fill-color="#ffffff" draw:auto-grow-height="true" fo:min-height="13.364cm"/>
    </style:style>
    <style:style style:name="pr6" style:family="presentation" style:parent-style-name="sagrid_5f_-title">
      <style:graphic-properties fo:min-height="3.506cm"/>
    </style:style>
    <style:style style:name="pr7" style:family="presentation" style:parent-style-name="sagrid_5f_-outline1">
      <style:graphic-properties draw:fit-to-size="shrink-to-fit" fo:min-height="11.929cm"/>
    </style:style>
    <style:style style:name="pr8" style:family="presentation" style:parent-style-name="sagrid_5f_-notes">
      <style:graphic-properties draw:fill-color="#ffffff" fo:min-height="13.364cm"/>
    </style:style>
    <style:style style:name="pr9" style:family="presentation" style:parent-style-name="sagrid_5f__5f_-subtitle">
      <style:graphic-properties draw:fill-color="#ffffff" fo:min-height="16.255cm"/>
    </style:style>
    <style:style style:name="pr10" style:family="presentation" style:parent-style-name="sagrid_5f__5f_-notes">
      <style:graphic-properties draw:fill-color="#ffffff" draw:auto-grow-height="true" fo:min-height="13.364cm"/>
    </style:style>
    <style:style style:name="pr11" style:family="presentation" style:parent-style-name="sagrid_5f__5f_-title">
      <style:graphic-properties fo:min-height="3.506cm"/>
    </style:style>
    <style:style style:name="pr12" style:family="presentation" style:parent-style-name="sagrid_5f__5f_-outline1">
      <style:graphic-properties fo:min-height="11.929cm"/>
    </style:style>
    <style:style style:name="pr13" style:family="presentation" style:parent-style-name="sagrid_5f__5f_-notes">
      <style:graphic-properties draw:fill-color="#ffffff" fo:min-height="13.364cm"/>
    </style:style>
    <style:style style:name="pr14" style:family="presentation" style:parent-style-name="sagrid_5f__5f_-title">
      <style:graphic-properties draw:auto-grow-height="true" fo:min-height="3.506cm"/>
    </style:style>
    <style:style style:name="pr15" style:family="presentation" style:parent-style-name="sagrid_5f__5f_-outline1">
      <style:graphic-properties draw:fill="solid" draw:fill-color="#f5f5f5" draw:fit-to-size="shrink-to-fit" fo:min-height="11.929cm"/>
    </style:style>
    <style:style style:name="pr16" style:family="presentation" style:parent-style-name="sagrid_5f__5f_-outline1">
      <style:graphic-properties draw:fit-to-size="shrink-to-fit" fo:min-height="11.929cm"/>
    </style:style>
    <style:style style:name="pr17" style:family="presentation" style:parent-style-name="sagrid_5f__5f_-outline2">
      <style:graphic-properties draw:stroke="none" draw:fill="none" fo:min-height="1.442cm"/>
    </style:style>
    <style:style style:name="pr18" style:family="presentation" style:parent-style-name="sagrid_5f__5f_-outline1">
      <style:graphic-properties draw:stroke="none" draw:fill="solid" draw:fill-color="#f5f5f5" fo:min-height="1.145cm"/>
    </style:style>
    <style:style style:name="P1" style:family="paragraph">
      <style:text-properties fo:color="#fcfcfc" style:font-name="Lato Heavy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e5e5e5"/>
      <style:text-properties style:font-name="Inconsolata1" fo:font-size="32pt" style:font-size-asian="32pt" style:font-size-complex="32pt"/>
    </style:style>
    <style:style style:name="P5" style:family="paragraph">
      <loext:graphic-properties draw:fill-color="#ffffff"/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6" style:family="paragraph">
      <loext:graphic-properties draw:fill="solid" draw:fill-color="#e5e5e5"/>
      <style:text-properties style:font-name="Inconsolata1" fo:font-size="20pt" style:font-size-asian="20pt" style:font-size-complex="20pt"/>
    </style:style>
    <style:style style:name="P7" style:family="paragraph">
      <loext:graphic-properties draw:fill="none" draw:fill-color="#ffffff"/>
      <style:text-properties style:font-name="Lato1"/>
    </style:style>
    <style:style style:name="P8" style:family="paragraph">
      <loext:graphic-properties draw:fill="solid" draw:fill-color="#f5f5f5"/>
      <style:text-properties style:font-name="Inconsolata1"/>
    </style:style>
    <style:style style:name="P9" style:family="paragraph">
      <loext:graphic-properties draw:fill="none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/>
      <style:text-properties fo:font-size="26pt" style:font-size-asian="26pt" style:font-size-complex="26pt"/>
    </style:style>
    <style:style style:name="P12" style:family="paragraph">
      <loext:graphic-properties draw:fill="solid" draw:fill-color="#f5f5f5"/>
    </style:style>
    <style:style style:name="P13" style:family="paragraph">
      <style:text-properties style:font-name="Inconsolata1" fo:font-size="20pt" style:font-size-asian="20pt" style:font-size-complex="20pt"/>
    </style:style>
    <style:style style:name="P14" style:family="paragraph">
      <loext:graphic-properties draw:fill="solid" draw:fill-color="#f5f5f5"/>
      <style:text-properties style:font-name="Inconsolata1" fo:font-size="20pt" style:font-size-asian="20pt" style:font-size-complex="20pt"/>
    </style:style>
    <style:style style:name="P15" style:family="paragraph">
      <style:text-properties style:font-name="Inconsolata1"/>
    </style:style>
    <style:style style:name="P16" style:family="paragraph">
      <style:text-properties fo:font-size="54pt"/>
    </style:style>
    <style:style style:name="T1" style:family="text">
      <style:text-properties fo:color="#fcfcfc" style:font-name="Lato Heavy"/>
    </style:style>
    <style:style style:name="T2" style:family="text">
      <style:text-properties style:font-name="Inconsolata1"/>
    </style:style>
    <style:style style:name="T3" style:family="text">
      <style:text-properties style:font-name="Inconsolata1" fo:font-size="32pt" style:font-size-asian="32pt" style:font-size-complex="32pt"/>
    </style:style>
    <style:style style:name="T4" style:family="text">
      <style:text-properties style:font-name="Lato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Inconsolata1" fo:font-style="normal" style:font-style-asian="normal" style:font-style-complex="normal"/>
    </style:style>
    <style:style style:name="T8" style:family="text"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9" style:family="text">
      <style:text-properties style:font-name="Lato Light1"/>
    </style:style>
    <style:style style:name="T10" style:family="text">
      <style:text-properties style:font-name="Inconsolata1" fo:font-size="20pt" style:font-size-asian="20pt" style:font-size-complex="20pt"/>
    </style:style>
    <style:style style:name="T11" style:family="text">
      <style:text-properties style:font-name="Lato1" fo:font-style="italic" style:font-style-asian="italic" style:font-style-complex="italic"/>
    </style:style>
    <style:style style:name="T12" style:family="text">
      <style:text-properties style:font-name="Lato1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ato Light2"/>
    </style:style>
    <style:style style:name="T15" style:family="text">
      <style:text-properties style:font-name="Lato Light2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agri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137cm" presentation:class="title" presentation:user-transformed="true">
          <draw:text-box>
            <text:p><text:span text:style-name="T1">Ansible in Oper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Learning 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e inventory</text:p>
              </text:list-item>
              <text:list-item>
                <text:p>Ansible ad-hoc commands</text:p>
              </text:list-item>
              <text:list-item>
                <text:p>Write <text:s/>&amp; <text:s/>run <text:s/>Playbooks </text:p>
              </text:list-item>
              <text:list-item>
                <text:p>Understanding <text:s/>of <text:s/>variables </text:p>
              </text:list-item>
              <text:list-item>
                <text:p>Loops and condition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Invento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ist of hosts, groups and aspects of hosts</text:p>
              </text:list-item>
              <text:list-item>
                <text:p>Can be dynamic or static</text:p>
              </text:list-item>
              <text:list-item>
                <text:p>Groups defined by brackets <text:span text:style-name="T2">[]</text:span> and by name</text:p>
                <text:list>
                  <text:list-item>
                    <text:p>Describe systems</text:p>
                  </text:list-item>
                  <text:list-item>
                    <text:p>Decide what systems you are controlling at what times and for what purpose (roles)</text:p>
                  </text:list-item>
                  <text:list-item>
                    <text:p>Groups can be nested with <text:span text:style-name="T2">:children</text:span></text:p>
                  </text:list-item>
                </text:list>
              </text:list-item>
              <text:list-item>
                <text:p>Hosts can be in more than one group</text:p>
                <text:list>
                  <text:list-item>
                    <text:p>server could be both a webserver and a dbserver.</text:p>
                  </text:list-item>
                  <text:list-item>
                    <text:p>variables will come from all of the groups they are a member of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p>Static Invento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inventory : simplest, most common form</text:p>
                <text:p/>
              </text:list-item>
              <text:list-item>
                <text:p>Add a group</text:p>
                <text:p/>
                <text:p/>
              </text:list-item>
              <text:list-item>
                <text:p>Add host variables</text:p>
                <text:p/>
              </text:list-item>
            </text:list>
          </draw:text-box>
        </draw:frame>
        <draw:frame draw:style-name="gr2" draw:text-style-name="P4" draw:layer="layout" svg:width="5.607cm" svg:height="1.394cm" svg:x="21.409cm" svg:y="6.316cm">
          <draw:text-box>
            <text:p><text:span text:style-name="T3">localhost</text:span></text:p>
          </draw:text-box>
        </draw:frame>
        <draw:frame draw:style-name="gr3" draw:text-style-name="P4" draw:layer="layout" svg:width="5.607cm" svg:height="3.68cm" svg:x="21.409cm" svg:y="9.798cm">
          <draw:text-box>
            <text:p><text:span text:style-name="T3">localhost</text:span></text:p>
            <text:p><text:span text:style-name="T3">[CentOS]</text:span></text:p>
            <text:p><text:span text:style-name="T3">localhost</text:span></text:p>
          </draw:text-box>
        </draw:frame>
        <draw:frame draw:style-name="gr4" draw:text-style-name="P4" draw:layer="layout" svg:width="20.924cm" svg:height="3.68cm" svg:x="6.092cm" svg:y="15.96cm">
          <draw:text-box>
            <text:p><text:span text:style-name="T3">Localhost ansible_ssh_host=127.0.0.1</text:span></text:p>
            <text:p><text:span text:style-name="T3">[CentOS]</text:span></text:p>
            <text:p><text:span text:style-name="T3">localhost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Dynamic Invento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inventories negate the environment of the cloud</text:p>
              </text:list-item>
              <text:list-item>
                <text:p>Can use almost data source to generate dynamic inventorie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Lesson 1: Run an empty pl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2">git init</text:span></text:p>
              </text:list-item>
              <text:list-item>
                <text:p><text:s/>Configure an inventory file</text:p>
              </text:list-item>
              <text:list-item>
                <text:p><text:s/>Create at least one group (by OS)</text:p>
              </text:list-item>
              <text:list-item>
                <text:p><text:s/>Start a playbook</text:p>
              </text:list-item>
              <text:list-item>
                <text:p><text:s/>Run the empty playbook against all host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Host selec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ost selection can be done by <text:span text:style-name="T5">incuding </text:span><text:span text:style-name="T6">or </text:span><text:span text:style-name="T5">excluding </text:span><text:span text:style-name="T6">groups and single hosts</text:span></text:p>
              </text:list-item>
              <text:list-item>
                <text:p><text:span text:style-name="T6">Selection can be done by passing :</text:span></text:p>
                <text:list>
                  <text:list-item>
                    <text:p><text:span text:style-name="T7">all</text:span><text:span text:style-name="T6"> / *</text:span></text:p>
                  </text:list-item>
                  <text:list-item>
                    <text:p><text:span text:style-name="T6">Groups names</text:span></text:p>
                  </text:list-item>
                  <text:list-item>
                    <text:p><text:span text:style-name="T6">Exclusion (</text:span><text:span text:style-name="T7">all:!CentOS</text:span><text:span text:style-name="T6">)</text:span></text:p>
                  </text:list-item>
                  <text:list-item>
                    <text:p><text:span text:style-name="T6">Intersection (</text:span><text:span text:style-name="T7">webservers:&amp;staging</text:span><text:span text:style-name="T6">)</text:span></text:p>
                  </text:list-item>
                  <text:list-item>
                    <text:p><text:span text:style-name="T6">Regex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Executing - Tas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-Hoc: commands which execute single tasks</text:p>
              </text:list-item>
              <text:list-item>
                <text:p>Tasks: leverage an Ansible module, which is executed on the target host</text:p>
              </text:list-item>
              <text:list-item>
                <text:p>Modules:</text:p>
                <text:list>
                  <text:list-item>
                    <text:p>(Mostly) written in Python</text:p>
                  </text:list-item>
                  <text:list-item>
                    <text:p>Shipped via SSH to the target host</text:p>
                  </text:list-item>
                  <text:list-item>
                    <text:p>Return JSON, interpreted by Ansible for outcome</text:p>
                  </text:list-item>
                  <text:list-item>
                    <text:p>Removed once execute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Executing -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s are the ”Batteries included” of Ansible</text:p>
              </text:list-item>
              <text:list-item>
                <text:p>Core modules provided by Ansible and ”extras” by the community</text:p>
              </text:list-item>
              <text:list-item>
                <text:p>Well-documented</text:p>
                <text:list>
                  <text:list-item>
                    <text:p>Web : <text:a xlink:href="http://docs.ansible.com/ansible/modules_by_category.html" xlink:type="simple">http://docs.ansible.com/ansible/modules_by_category.html</text:a></text:p>
                  </text:list-item>
                  <text:list-item>
                    <text:p>CLI : <text:span text:style-name="T2">ansible-doc -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agrid_5f__5f_" presentation:presentation-page-layout-name="AL2T32">
        <office:forms form:automatic-focus="false" form:apply-design-mode="false"/>
        <draw:frame presentation:style-name="pr9" draw:text-style-name="P5" draw:layer="layout" svg:width="25.199cm" svg:height="16.255cm" svg:x="1.4cm" svg:y="1.137cm" presentation:class="subtitle" presentation:user-transformed="true">
          <draw:text-box>
            <text:p><text:span text:style-name="T8">Hands-on session</text:span></text:p>
            <text:p><text:span text:style-name="T8">Ansible ad-hoc commands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Ad-hoc actions</text:p>
          </draw:text-box>
        </draw:frame>
        <draw:frame presentation:style-name="pr12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/>Check facts on all hosts</text:p>
                <text:list>
                  <text:list-item>
                    <text:p><text:span text:style-name="T2">ansible all -m setup </text:span></text:p>
                  </text:list-item>
                </text:list>
              </text:list-item>
              <text:list-item>
                <text:p><text:span text:style-name="T9"><text:s/></text:span><text:span text:style-name="T9">Copy a file</text:span></text:p>
              </text:list-item>
              <text:list-item>
                <text:p><text:span text:style-name="T9"><text:s/></text:span><text:span text:style-name="T9">Install nginx and add a user</text:span></text:p>
              </text:list-item>
              <text:list-item>
                <text:p><text:span text:style-name="T9"><text:s/></text:span><text:span text:style-name="T9">Clone a git repo to a path</text:span></text:p>
              </text:list-item>
              <text:list-item>
                <text:p><text:span text:style-name="T9"><text:s/></text:span><text:span text:style-name="T9">Ensure that httpd is present and started</text:span></text:p>
              </text:list-item>
              <text:list-item>
                <text:p><text:span text:style-name="T9"><text:s/></text:span><text:span text:style-name="T9">Background operations, with pollin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Orchestra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The true power of ansible comes from abstraction and orchestration, using <text:span text:style-name="T5">playbooks</text:span></text:p>
              </text:list-item>
              <text:list-item>
                <text:p><text:span text:style-name="T6">Playbook is a set of ordered tasks, combined with selected targets</text:span></text:p>
              </text:list-item>
              <text:list-item>
                <text:p><text:span text:style-name="T6">Playbooks provide </text:span><text:span text:style-name="T5">ready-made</text:span><text:span text:style-name="T6"> strategies for bringing (groups of) hosts to a desired stat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Role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Roles provide a way to encapsulate and re-use code</text:p>
              </text:list-item>
              <text:list-item>
                <text:p>Instead of writing lots of tasks, your playbook can be more readable and understandable to someone else : </text:p>
              </text:list-item>
            </text:list>
          </draw:text-box>
        </draw:frame>
        <draw:frame draw:style-name="gr5" draw:text-style-name="P6" draw:layer="layout" svg:width="12.06cm" svg:height="8.111cm" svg:x="14.059cm" svg:y="11.283cm">
          <draw:text-box>
            <text:p><text:span text:style-name="T10">- hosts: dirac</text:span></text:p>
            <text:p><text:span text:style-name="T10"><text:s text:c="2"/></text:span><text:span text:style-name="T10">user: ansible</text:span></text:p>
            <text:p><text:span text:style-name="T10"><text:s text:c="2"/></text:span><text:span text:style-name="T10">sudo: true</text:span></text:p>
            <text:p><text:span text:style-name="T10"><text:s text:c="2"/></text:span><text:span text:style-name="T10">roles:</text:span></text:p>
            <text:p><text:span text:style-name="T10"><text:s text:c="4"/></text:span><text:span text:style-name="T10">- bootstrap</text:span></text:p>
            <text:p><text:span text:style-name="T10"><text:s text:c="4"/></text:span><text:span text:style-name="T10">- common</text:span></text:p>
            <text:p><text:span text:style-name="T10"><text:s text:c="4"/></text:span><text:span text:style-name="T10">- certificates</text:span></text:p>
            <text:p><text:span text:style-name="T10"><text:s text:c="4"/></text:span><text:span text:style-name="T10">- dirac</text:span></text:p>
          </draw:text-box>
        </draw:frame>
        <draw:frame draw:style-name="gr6" draw:text-style-name="P7" draw:layer="layout" svg:width="8.52cm" svg:height="2.549cm" svg:x="5.065cm" svg:y="15.724cm">
          <draw:text-box>
            <text:p><text:span text:style-name="T4">Roles are applied </text:span><text:span text:style-name="T11">in order</text:span></text:p>
            <text:p><text:span text:style-name="T11"/></text:p>
            <text:p><text:span text:style-name="T12">Roles may have </text:span><text:span text:style-name="T11">dependencies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agrid_5f__5f_" presentation:presentation-page-layout-name="AL3T3">
        <office:forms form:automatic-focus="false" form:apply-design-mode="false"/>
        <draw:frame presentation:style-name="pr14" draw:layer="layout" svg:width="25.199cm" svg:height="3.506cm" svg:x="1.4cm" svg:y="1.137cm" presentation:class="title">
          <draw:text-box>
            <text:p>Roles and filesystem structure</text:p>
          </draw:text-box>
        </draw:frame>
        <draw:frame presentation:style-name="pr15" draw:text-style-name="P8" draw:layer="layout" svg:width="12.297cm" svg:height="12.179cm" svg:x="14.44cm" svg:y="5.065cm" presentation:class="outline" presentation:user-transformed="true">
          <draw:text-box>
            <text:p><text:span text:style-name="T2">site.yml</text:span></text:p>
            <text:p><text:span text:style-name="T2">roles/</text:span></text:p>
            <text:p><text:span text:style-name="T2"><text:s text:c="3"/></text:span><text:span text:style-name="T2">role1/</text:span></text:p>
            <text:p><text:span text:style-name="T2"><text:s text:c="5"/></text:span><text:span text:style-name="T2">files/</text:span></text:p>
            <text:p><text:span text:style-name="T2"><text:s text:c="5"/></text:span><text:span text:style-name="T2">templates/</text:span></text:p>
            <text:p><text:span text:style-name="T2"><text:s text:c="5"/></text:span><text:span text:style-name="T2">tasks/</text:span></text:p>
            <text:p><text:span text:style-name="T2"><text:s text:c="5"/></text:span><text:span text:style-name="T2">handlers/</text:span></text:p>
            <text:p><text:span text:style-name="T2"><text:s text:c="5"/></text:span><text:span text:style-name="T2">vars/</text:span></text:p>
            <text:p><text:span text:style-name="T2"><text:s text:c="5"/></text:span><text:span text:style-name="T2">meta/</text:span></text:p>
          </draw:text-box>
        </draw:frame>
        <draw:frame presentation:style-name="pr12" draw:layer="layout" svg:width="12.297cm" svg:height="12.179cm" svg:x="1.613cm" svg:y="5.065cm" presentation:class="outline" presentation:user-transformed="true">
          <draw:text-box>
            <text:list text:style-name="L2">
              <text:list-item>
                <text:p>Roles are usually placed in a ”library” in a sub-directory.</text:p>
              </text:list-item>
              <text:list-item>
                <text:p>Each role has a standard structure</text:p>
              </text:list-item>
              <text:list-item>
                <text:p>Roles can be scaffolded using<text:line-break/><text:span text:style-name="T2">ansible-galaxy</text:span><text:line-break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Creating new roles with Galaxy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new role can be created using<text:line-break/><text:span text:style-name="T2">ansible-galaxy init &lt;rolename&gt;</text:span></text:p>
              </text:list-item>
              <text:list-item>
                <text:p><text:span text:style-name="T9">Ensure that you create the role in the ”roles” directory, or you won't be able to simply call them by name in the playbooks.</text:span></text:p>
              </text:list-item>
              <text:list-item>
                <text:p><text:span text:style-name="T9">Ansible Galaxy creates all the files you need to get started, including a README and a meta file</text:span></text:p>
              </text:list-item>
              <text:list-item>
                <text:p><text:span text:style-name="T9">Roles can be shared and discovered via </text:span><text:span text:style-name="T9"><text:a xlink:href="http://galaxy.ansible.com/" xlink:type="simple">http://galaxy.ansible.com</text:a></text:span><text:span text:style-name="T9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Variables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ile automation exists to make it easier to make things <text:span text:style-name="T5">repeatable</text:span>, all of your systems are likely not exactly <text:span text:style-name="T5">alike</text:span>.</text:p>
              </text:list-item>
              <text:list-item>
                <text:p>The behaviour or state of configured machines may change and impact the desired state of other services, dynamically</text:p>
              </text:list-item>
              <text:list-item>
                <text:p>Certain configuration files may exist as templates, which need instantiation, based on their context</text:p>
              </text:list-item>
              <text:list-item>
                <text:p>Variables in Ansible are how we deal with differences between systems and states</text:p>
              </text:list-item>
              <text:list-item>
                <text:p>Variables allow you to ”program” with <text:span text:style-name="T13">conditions</text:span> and <text:span text:style-name="T13">loop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Setting Variable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in Ansible help you to contextualise and abstract roles.</text:p>
              </text:list-item>
              <text:list-item>
                <text:p>Variables can be defined in several areas</text:p>
                <text:list>
                  <text:list-item>
                    <text:p>Inventory</text:p>
                  </text:list-item>
                  <text:list-item>
                    <text:p>Playbook</text:p>
                  </text:list-item>
                  <text:list-item>
                    <text:p>Files and Roles</text:p>
                  </text:list-item>
                  <text:list-item>
                    <text:p>Command Line</text:p>
                  </text:list-item>
                  <text:list-item>
                    <text:p>Fact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Variable Hierarchy</text:p>
          </draw:text-box>
        </draw:frame>
        <draw:frame presentation:style-name="pr16" draw:layer="layout" svg:width="25.199cm" svg:height="12.7cm" svg:x="1.4cm" svg:y="4.914cm" presentation:class="outline" presentation:user-transformed="true">
          <draw:text-box>
            <text:list text:style-name="L4">
              <text:list-item>
                <text:p><text:s/>Command line variables have the highest precedence. <text:span text:style-name="T2">-e</text:span></text:p>
              </text:list-item>
              <text:list-item>
                <text:p><text:span text:style-name="T6"><text:s/></text:span><text:span text:style-name="T5">'most everything else'</text:span> come next.</text:p>
                <text:list>
                  <text:list-item>
                    <text:p>Role vars</text:p>
                  </text:list-item>
                  <text:list-item>
                    <text:p>Task and play variables</text:p>
                  </text:list-item>
                </text:list>
              </text:list-item>
              <text:list-item>
                <text:p><text:s/>Variables defined in inventory.</text:p>
                <text:list>
                  <text:list-item>
                    <text:p>Host and group vars</text:p>
                  </text:list-item>
                </text:list>
              </text:list-item>
              <text:list-item>
                <text:p><text:s/>Next comes facts discovered about a system.</text:p>
              </text:list-item>
              <text:list-item>
                <text:p><text:s/>Default vars defined in roles have the lowest prior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Host Variable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st variables are assigned in the inventory</text:p>
              </text:list-item>
              <text:list-item>
                <text:p>Arbitrary variables can be assigned to individual hosts</text:p>
              </text:list-item>
              <text:list-item>
                <text:p>There are also variables which change the way Ansible behaves when managing hosts <text:span text:style-name="T5">e.g</text:span></text:p>
              </text:list-item>
            </text:list>
          </draw:text-box>
        </draw:frame>
        <draw:frame draw:style-name="gr7" draw:text-style-name="P9" draw:layer="layout" svg:width="19.116cm" svg:height="0.963cm" svg:x="5.22cm" svg:y="3.951cm">
          <draw:text-box>
            <text:p><text:a xlink:href="http://docs.ansible.com/ansible/intro_inventory.html#host-variables" xlink:type="simple">http://docs.ansible.com/ansible/intro_inventory.html#host-variables</text:a> </text:p>
          </draw:text-box>
        </draw:frame>
        <draw:frame presentation:style-name="pr17" draw:text-style-name="P11" draw:layer="layout" svg:width="27.061cm" svg:height="4.158cm" svg:x="0.682cm" svg:y="13.683cm">
          <draw:text-box>
            <text:p text:style-name="P10"><text:span text:style-name="T2">90.147.156.175 <text:s/>\ </text:span></text:p>
            <text:p text:style-name="P10"><text:span text:style-name="T2">ansible_ssh_private_key_file=~/.ssh/ansible-default.key \</text:span></text:p>
            <text:p text:style-name="P10"><text:span text:style-name="T2">ansible_ssh_user=centos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Group Variables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sts are grouped according to aspects, or any desired grouping</text:p>
              </text:list-item>
              <text:list-item>
                <text:p>Ansible allows you to define group variables which are available for any host in a group</text:p>
              </text:list-item>
              <text:list-item>
                <text:p>Group variables can be defined in the inventory:</text:p>
              </text:list-item>
            </text:list>
            <text:p><text:span text:style-name="T2"><text:s text:c="5"/></text:span><text:span text:style-name="T2">[webservers:vars]</text:span><text:span text:style-name="T2"><text:line-break/></text:span><text:span text:style-name="T2"> <text:s text:c="4"/>http_port=80</text:span></text:p>
            <text:list text:continue-numbering="true" text:style-name="L2">
              <text:list-item>
                <text:p>Or in separate files under group_vars<text:line-break/><text:span text:style-name="T2">group_vars/webservers</text:span> → </text:p>
              </text:list-item>
            </text:list>
          </draw:text-box>
        </draw:frame>
        <draw:frame presentation:style-name="pr18" draw:text-style-name="P12" draw:layer="layout" svg:width="7.309cm" svg:height="2.965cm" svg:x="15.32cm" svg:y="16.199cm">
          <draw:text-box>
            <text:p><text:span text:style-name="T2">---</text:span></text:p>
            <text:p><text:span text:style-name="T2">http_port=80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2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Facts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cts are discovered about the play hosts at the start of each play</text:p>
                <text:list>
                  <text:list-item>
                    <text:p>Unless turned off with <text:span text:style-name="T2">gather_facts=false</text:span></text:p>
                  </text:list-item>
                  <text:list-item>
                    <text:p>Facts can be cached</text:p>
                  </text:list-item>
                </text:list>
              </text:list-item>
              <text:list-item>
                <text:p>Facts uses the setup module, which uses various tools such as <text:span text:style-name="T2">facter</text:span> and <text:span text:style-name="T2">ohai</text:span> to obtain facts about hosts</text:p>
              </text:list-item>
              <text:list-item>
                <text:p>Facts are useful in determining the state of the machines in the pla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Registering and using variable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Variables can be staticly set in the inventory, roles or plays, but can also be picked up based on the events of the play</text:p>
              </text:list-item>
              <text:list-item>
                <text:p>Use register to set transient variables<text:line-break/><text:span text:style-name="T2">register: newvar</text:span></text:p>
              </text:list-item>
              <text:list-item>
                <text:p><text:span text:style-name="T14">Call variables using </text:span><text:span text:style-name="T2">{{ newvar }}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743cm" svg:x="1.4cm" svg:y="1.019cm" presentation:class="title" presentation:user-transformed="true">
          <draw:text-box>
            <text:p>Example – Ensure that EPEL is available only on RedHat machines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s set in role/x/vars:<text:line-break/><text:span text:style-name="T2">---</text:span><text:span text:style-name="T2"><text:line-break/></text:span><text:span text:style-name="T2">epel_package:</text:span><text:span text:style-name="T2"><text:line-break/></text:span><text:span text:style-name="T2"> <text:s/>'6': </text:span><text:span text:style-name="T2"><text:a xlink:href="http://ftp.fau.de/epel/6/x86_64/epel-release-6-8.noarch.rpm" xlink:type="simple">http://ftp.fau.de/epel/6/x86_64/epel-release-6-8.noarch.rpm</text:a></text:span><text:span text:style-name="T2"><text:line-break/></text:span><text:span text:style-name="T2"> <text:s/>'7': </text:span><text:span text:style-name="T2"><text:a xlink:href="https://ftp.fau.de/epel/7/x86_64/e/epel-release-7-5.noarch.rpm" xlink:type="simple">https://ftp.fau.de/epel/7/x86_64/e/epel-release-7-5.noarch.rpm</text:a></text:span><text:span text:style-name="T2"><text:line-break/></text:span><text:span text:style-name="T2">base_packages:</text:span><text:span text:style-name="T2"><text:line-break/></text:span><text:span text:style-name="T2"> - http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743cm" svg:x="1.4cm" svg:y="1.019cm" presentation:class="title" presentation:user-transformed="true">
          <draw:text-box>
            <text:p>Example – Ensure that EPEL is available only on RedHat machines</text:p>
          </draw:text-box>
        </draw:frame>
        <draw:frame presentation:style-name="pr16" draw:layer="layout" svg:width="25.199cm" svg:height="9.033cm" svg:x="1.4cm" svg:y="4.914cm" presentation:class="outline" presentation:user-transformed="true">
          <draw:text-box>
            <text:list text:style-name="L2">
              <text:list-item>
                <text:p>Use the facts and role variables in a task</text:p>
                <text:list>
                  <text:list-item>
                    <text:p><text:span text:style-name="T2">ansible_distribution_major_version</text:span>: discovered fact</text:p>
                  </text:list-item>
                  <text:list-item>
                    <text:p><text:span text:style-name="T2">epel_package</text:span>: role variable</text:p>
                  </text:list-item>
                  <text:list-item>
                    <text:p><text:span text:style-name="T2">epelinstall</text:span>: registered variable<text:line-break/><text:line-break/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23.132cm" svg:height="8.171cm" svg:x="4.044cm" svg:y="11.856cm">
          <draw:text-box>
            <text:p text:style-name="P13">- <text:span text:style-name="T13">name</text:span>: Ensure that EPEL is present and configure</text:p>
            <text:p text:style-name="P13"><text:s text:c="2"/><text:span text:style-name="T13">yum</text:span>:</text:p>
            <text:p text:style-name="P13"><text:s text:c="4"/><text:span text:style-name="T13">name</text:span>: "{{ epel_package[ansible_distribution_major_version] }}"</text:p>
            <text:p text:style-name="P13"><text:s text:c="4"/><text:span text:style-name="T13">state</text:span>: present</text:p>
            <text:p text:style-name="P13"><text:s text:c="2"/><text:span text:style-name="T13">register</text:span>: epelinstall<text:line-break/>- <text:span text:style-name="T13">name</text:span>: Re-generate metadata</text:p>
            <text:p text:style-name="P13"><text:s text:c="2"/><text:span text:style-name="T13">yum</text:span>:</text:p>
            <text:p text:style-name="P13"><text:s text:c="4"/><text:span text:style-name="T13">name</text:span>: '*'</text:p>
            <text:p text:style-name="P13"><text:s text:c="4"/><text:span text:style-name="T13">state</text:span>: latest</text:p>
            <text:p text:style-name="P13"><text:s text:c="2"/><text:span text:style-name="T13">when</text:span>: epelinstall.change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Magic Variables</text:p>
          </draw:text-box>
        </draw:frame>
        <draw:frame presentation:style-name="pr12" draw:layer="layout" svg:width="25.199cm" svg:height="3.099cm" svg:x="1.4cm" svg:y="4.914cm" presentation:class="outline" presentation:user-transformed="true">
          <draw:text-box>
            <text:list text:style-name="L2">
              <text:list-item>
                <text:p>Some variables are automatically created and filled by Ansible : </text:p>
              </text:list-item>
            </text:list>
          </draw:text-box>
        </draw:frame>
        <draw:frame presentation:style-name="pr16" draw:text-style-name="P15" draw:layer="layout" svg:width="12.585cm" svg:height="9.184cm" svg:x="1.703cm" svg:y="9.413cm" presentation:class="outline" presentation:user-transformed="true">
          <draw:text-box>
            <text:list text:style-name="L2">
              <text:list-item>
                <text:p><text:span text:style-name="T2">inventory_dir</text:span></text:p>
              </text:list-item>
              <text:list-item>
                <text:p><text:span text:style-name="T2">inventory_hostname</text:span></text:p>
              </text:list-item>
              <text:list-item>
                <text:p><text:span text:style-name="T2">inventory_hostname_short</text:span></text:p>
              </text:list-item>
              <text:list-item>
                <text:p><text:span text:style-name="T2">inventory_file</text:span></text:p>
              </text:list-item>
              <text:list-item>
                <text:p><text:span text:style-name="T2">playbook_dir</text:span></text:p>
              </text:list-item>
            </text:list>
          </draw:text-box>
        </draw:frame>
        <draw:frame presentation:style-name="pr16" draw:text-style-name="P15" draw:layer="layout" svg:width="12.585cm" svg:height="9.184cm" svg:x="14.404cm" svg:y="9.413cm" presentation:class="outline" presentation:user-transformed="true">
          <draw:text-box>
            <text:list text:style-name="L2">
              <text:list-item>
                <text:p><text:span text:style-name="T2">play_hosts</text:span></text:p>
              </text:list-item>
              <text:list-item>
                <text:p><text:span text:style-name="T2">hostvars</text:span></text:p>
              </text:list-item>
              <text:list-item>
                <text:p><text:span text:style-name="T2">groups</text:span></text:p>
              </text:list-item>
              <text:list-item>
                <text:p><text:span text:style-name="T2">group_names</text:span></text:p>
              </text:list-item>
              <text:list-item>
                <text:p><text:span text:style-name="T2">ansible_ssh_user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0.91cm" presentation:class="title" presentation:user-transformed="true">
          <draw:text-box>
            <text:p>Variable from <text:span text:style-name="T2">ansible_facts</text:span></text:p>
          </draw:text-box>
        </draw:frame>
        <draw:frame presentation:style-name="pr16" draw:text-style-name="P15" draw:layer="layout" svg:width="15.458cm" svg:height="15.352cm" svg:x="6.351cm" svg:y="4.416cm" presentation:class="outline" presentation:user-transformed="true">
          <draw:text-box>
            <text:p text:style-name="P15"><text:s/>"ansible_facts": {</text:p>
            <text:p text:style-name="P15"><text:s text:c="8"/>"ansible_all_ipv4_addresses": [</text:p>
            <text:p text:style-name="P15"><text:s text:c="12"/>"192.168.2.22",</text:p>
            <text:p text:style-name="P15"><text:s text:c="12"/>"172.17.42.1"</text:p>
            <text:p text:style-name="P15"><text:s text:c="8"/>],</text:p>
            <text:p text:style-name="P15"><text:s text:c="8"/>"ansible_default_ipv4": {</text:p>
            <text:p text:style-name="P15"><text:s text:c="12"/>"address": "192.168.2.22",</text:p>
            <text:p text:style-name="P15"><text:s text:c="12"/>"alias": "wlan0",</text:p>
            <text:p text:style-name="P15"><text:s text:c="12"/>"gateway": "192.168.2.1",</text:p>
            <text:p text:style-name="P15"><text:s text:c="12"/>"interface": "wlan0",</text:p>
            <text:p text:style-name="P15"><text:s text:c="12"/>"macaddress": "3c:a9:f4:0d:74:c8",</text:p>
            <text:p text:style-name="P15"><text:s text:c="12"/>"mtu": 1500,</text:p>
            <text:p text:style-name="P15"><text:s text:c="12"/>"netmask": "255.255.255.0",</text:p>
            <text:p text:style-name="P15"><text:s text:c="12"/>"network": "192.168.2.0",</text:p>
            <text:p text:style-name="P15"><text:s text:c="12"/>"type": "ether"</text:p>
            <text:p text:style-name="P15"><text:s text:c="8"/>}</text:p>
            <text:p text:style-name="P15"><text:s text:c="4"/>},</text:p>
            <text:p text:style-name="P15"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Calling complex variable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Ansible uses mostly JSON to manage variables.</text:p>
              </text:list-item>
              <text:list-item>
                <text:p>Variables can have arbitrary complexity.</text:p>
              </text:list-item>
              <text:list-item>
                <text:p>Variables can be dereferenced using two different syntaxes :</text:p>
                <text:list>
                  <text:list-item>
                    <text:p><text:span text:style-name="T2">{{ ansible_eth0["ipv4"]["address"] }}</text:span></text:p>
                  </text:list-item>
                  <text:list-item>
                    <text:p><text:span text:style-name="T2">{{ ansible_eth0.ipv4.address }}</text:span><text:line-break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Conditions</text:p>
          </draw:text-box>
        </draw:frame>
        <draw:frame presentation:style-name="pr16" draw:layer="layout" svg:width="25.199cm" svg:height="13.342cm" svg:x="1.4cm" svg:y="4.914cm" presentation:class="outline" presentation:user-transformed="true">
          <draw:text-box>
            <text:list text:style-name="L2">
              <text:list-item>
                <text:p>Ansible provides a means to apply boolean or other conditions on variables</text:p>
              </text:list-item>
              <text:list-item>
                <text:p>Usually used in tasks or templates with the Jinja <text:span text:style-name="T2">when</text:span> statement – <text:span text:style-name="T5">e.g.</text:span><text:span text:style-name="T5"><text:line-break/></text:span><text:span text:style-name="T5"><text:line-break/></text:span><text:span text:style-name="T7">- name: "shutdown Debian flavored systems"</text:span><text:span text:style-name="T7"><text:line-break/></text:span><text:span text:style-name="T7"> <text:s/>command: /sbin/shutdown -t now</text:span><text:span text:style-name="T7"><text:line-break/></text:span><text:span text:style-name="T7"> <text:s/>when: ansible_os_family == "Debian"</text:span></text:p>
              </text:list-item>
              <text:list-item>
                <text:p><text:span text:style-name="T15">Use parentheses () to group conditions: </text:span><text:span text:style-name="T15"><text:line-break/></text:span><text:span text:style-name="T15"><text:line-break/></text:span><text:span text:style-name="T7">when: ansible_distribution == "CentOS" and </text:span><text:span text:style-name="T7"><text:line-break/></text:span><text:span text:style-name="T7"> (ansible_distribution_major_version == "6" or ansible_distribution_major_version == "7"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Loops</text:p>
          </draw:text-box>
        </draw:frame>
        <draw:frame presentation:style-name="pr12" draw:layer="layout" svg:width="25.199cm" svg:height="4.989cm" svg:x="1.4cm" svg:y="4.914cm" presentation:class="outline" presentation:user-transformed="true">
          <draw:text-box>
            <text:list text:style-name="L2">
              <text:list-item>
                <text:p>Ansible loops are useful for writing cleaner playbooks and templates.</text:p>
              </text:list-item>
              <text:list-item>
                <text:p>Ansible provides several ways to loop:</text:p>
              </text:list-item>
            </text:list>
          </draw:text-box>
        </draw:frame>
        <draw:frame presentation:style-name="pr16" draw:layer="layout" svg:width="12.508cm" svg:height="7.899cm" svg:x="1.439cm" svg:y="10.433cm" presentation:class="outline" presentation:user-transformed="true">
          <draw:text-box>
            <text:list text:style-name="L2">
              <text:list-item>
                <text:p>Standard Loops</text:p>
              </text:list-item>
              <text:list-item>
                <text:p>Nested Loops</text:p>
              </text:list-item>
              <text:list-item>
                <text:p>Looping over Hashes</text:p>
              </text:list-item>
              <text:list-item>
                <text:p>Looping over Fileglobs</text:p>
              </text:list-item>
              <text:list-item>
                <text:p>Looping over Parallel Sets of Data</text:p>
              </text:list-item>
            </text:list>
          </draw:text-box>
        </draw:frame>
        <draw:frame presentation:style-name="pr16" draw:layer="layout" svg:width="12.508cm" svg:height="8.843cm" svg:x="14.039cm" svg:y="10.434cm" presentation:class="outline" presentation:user-transformed="true">
          <draw:text-box>
            <text:list text:style-name="L2">
              <text:list-item>
                <text:p>Looping over Subelements</text:p>
              </text:list-item>
              <text:list-item>
                <text:p>Looping over Integer Sequences</text:p>
              </text:list-item>
              <text:list-item>
                <text:p>Random Choices</text:p>
              </text:list-item>
              <text:list-item>
                <text:p>Do-Until Loops</text:p>
              </text:list-item>
              <text:list-item>
                <text:p>Finding First Matched Files</text:p>
              </text:list-item>
              <text:list-item>
                <text:p>Iterating Over The Results of a Program Execution</text:p>
              </text:list-item>
            </text:list>
          </draw:text-box>
        </draw:frame>
        <draw:frame draw:style-name="gr7" draw:text-style-name="P9" draw:layer="layout" svg:width="15.433cm" svg:height="0.963cm" svg:x="6.458cm" svg:y="3.951cm">
          <draw:text-box>
            <text:p><text:a xlink:href="http://docs.ansible.com/ansible/playbooks_loops.html" xlink:type="simple">http://docs.ansible.com/ansible/playbooks_loops.html</text:a>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Example: Loops in template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asy way to generate an <text:span text:style-name="T2">/etc/hosts</text:span> file<text:line-break/><text:line-break/><text:line-break/><text:span text:style-name="T2">{% for host in groups['head-nodes'] %}</text:span></text:p>
                <text:p><text:span text:style-name="T2">{{ hostvars[host]['ansible_eth0']['ipv4']['address'] }} {{ host }}</text:span></text:p>
                <text:p><text:span text:style-name="T2">{% endfor %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Example: Loop over a list</text:p>
          </draw:text-box>
        </draw:frame>
        <draw:frame presentation:style-name="pr16" draw:layer="layout" svg:width="25.199cm" svg:height="13.267cm" svg:x="1.4cm" svg:y="4.914cm" presentation:class="outline" presentation:user-transformed="true">
          <draw:text-box>
            <text:list text:style-name="L2">
              <text:list-item>
                <text:p>A list variable can be used in a task to perform several similar actions using the same module:</text:p>
                <text:p><text:span text:style-name="T2">- name: Install base packages</text:span><text:span text:style-name="T2"><text:line-break/></text:span><text:span text:style-name="T2"> <text:s text:c="2"/>yum:</text:span><text:span text:style-name="T2"><text:line-break/></text:span><text:span text:style-name="T2"> <text:s text:c="3"/>name: "{{ item }}"</text:span></text:p>
                <text:p><text:span text:style-name="T2"><text:s text:c="4"/></text:span><text:span text:style-name="T2">state: present</text:span><text:span text:style-name="T2"><text:line-break/></text:span><text:span text:style-name="T2"> <text:s text:c="2"/>with_items:</text:span><text:span text:style-name="T2"><text:line-break/></text:span><text:span text:style-name="T2"> <text:s text:c="5"/>- this_package</text:span><text:span text:style-name="T2"><text:line-break/></text:span><text:span text:style-name="T2"> <text:s text:c="5"/>- that pacakge</text:span><text:span text:style-name="T2"><text:line-break/></text:span><text:span text:style-name="T2"> <text:s text:c="5"/>- another packag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Recap</text:p>
          </draw:text-box>
        </draw:frame>
        <draw:frame presentation:style-name="pr16" draw:layer="layout" svg:width="25.199cm" svg:height="13.191cm" svg:x="1.4cm" svg:y="4.914cm" presentation:class="outline" presentation:user-transformed="true">
          <draw:text-box>
            <text:list text:style-name="L2">
              <text:list-item>
                <text:p>We have written our first inventory and started to manage our machines with Ansible</text:p>
              </text:list-item>
              <text:list-item>
                <text:p>Ad-hoc commands are once-off ways to perform tasks on sets of hosts</text:p>
              </text:list-item>
              <text:list-item>
                <text:p>Playbooks are more complex groupings of tasks which define the desired states of our managed hosts</text:p>
              </text:list-item>
              <text:list-item>
                <text:p>Playbooks depend on variables, which have a hierarchical precedence and allow proper contextualisation of the tasks</text:p>
              </text:list-item>
              <text:list-item>
                <text:p><text:s/>Ansible has the powerful feature of variables, including the possibility to have conditional statements and loop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sagrid_5f__5f_" presentation:presentation-page-layout-name="AL2T32">
        <office:forms form:automatic-focus="false" form:apply-design-mode="false"/>
        <draw:frame presentation:style-name="pr9" draw:text-style-name="P5" draw:layer="layout" svg:width="25.199cm" svg:height="16.255cm" svg:x="1.4cm" svg:y="1.137cm" presentation:class="subtitle" presentation:user-transformed="true">
          <draw:text-box>
            <text:p text:style-name="P16"><text:span text:style-name="T8">Hands-on session</text:span></text:p>
            <text:p text:style-name="P16"><text:span text:style-name="T8">Starting our Ansible playbook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Inconsolata1" svg:font-family="Inconsolata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DejaVu Sans Condensed2" svg:font-family="'DejaVu Sans Condensed'" style:font-pitch="variable"/>
    <style:font-face style:name="Inconsolata" svg:font-family="Inconsolata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_20_1" draw:display-name="Bitmap 1" xlink:href="Pictures/1000000000000500000002D017207410B618816F.jpg" xlink:type="simple" xlink:show="embed" xlink:actuate="onLoad"/>
    <draw:fill-image draw:name="background" xlink:href="Pictures/1000000000000320000002152C2DD85B02288D93.jp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Style" style:display-name="Default Styl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6pt" fo:language="en" fo:country="GB" fo:font-weight="bold" style:letter-kerning="true" style:font-name-asian="Calibri1" style:font-family-asian="Calibri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4pt" fo:language="en" fo:country="GB" fo:font-style="italic" fo:font-weight="bold" style:font-name-asian="Calibri1" style:font-family-asian="Calibri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3pt" fo:language="en" fo:country="GB" fo:font-weight="bold" style:font-name-asian="Calibri1" style:font-family-asian="Calibri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3pt" fo:language="en" fo:country="GB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style:font-name-asian="Cambria" style:font-family-asian="Cambria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fo:font-style="italic" style:font-name-asian="Cambria" style:font-family-asian="Cambria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ar" style:country-asian="SA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HTML_20_Preformatted_20_Char" style:display-name="HTML Preformatted Char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apple-style-spa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/>
    </style:style>
    <style:style style:name="Heading_20_8_20_Char" style:display-name="Heading 8 Char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libri1" fo:font-family="Calibri" style:font-family-generic="swiss" style:font-pitch="variable" fo:font-size="13pt" fo:font-weight="bold" style:font-name-asian="Calibri1" style:font-family-asian="Calibri" style:font-family-generic-asian="swiss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libri1" fo:font-family="Calibri" style:font-family-generic="swiss" style:font-pitch="variable" fo:font-size="14pt" fo:font-style="italic" fo:font-weight="bold" style:font-name-asian="Calibri1" style:font-family-asian="Calibri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1" fo:font-family="Calibri" style:font-family-generic="swiss" style:font-pitch="variable" fo:font-size="16pt" fo:font-weight="bold" style:letter-kerning="true" style:font-name-asian="Calibri1" style:font-family-asian="Calibri" style:font-family-generic-asian="swis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/>
    </style:style>
    <style:style style:name="DocId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Contents_20_10" style:display-name="Contents 10" style:family="graphic">
      <style:paragraph-properties fo:margin-left="7.925cm" fo:margin-right="0cm" fo:margin-top="0.125cm" fo:margin-bottom="0.125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Index" style:family="graphic">
      <style:paragraph-properties fo:margin-top="0.125cm" fo:margin-bottom="0.125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able_20_Heading" style:display-name="Table Heading" style:family="graphic">
      <style:paragraph-properties fo:margin-top="0.125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visio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_20_Subject" style:display-name="Comment Subject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.125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" style:family="graphic">
      <style:paragraph-properties style:text-autospace="none"/>
      <style:text-properties fo:color="#000000" style:font-name="Arial1" fo:font-family="Arial" style:font-family-generic="swiss" style:font-pitch="variable" fo:font-size="12pt" fo:language="en" fo:country="GB" style:font-name-asian="Arial1" style:font-family-asian="Arial" style:font-family-generic-asian="swiss" style:font-pitch-asian="variable" style:font-size-asian="12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style:font-name-asian="Cambria" style:font-family-asian="Cambria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84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center" style:text-autospace="none" style:writing-mode="lr-tb">
        <style:tab-stops>
          <style:tab-stop style:position="1.189cm"/>
          <style:tab-stop style:position="28.169cm" style:type="right" style:leader-style="dotted" style:leader-text="."/>
        </style:tab-stops>
      </style:paragraph-properties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2pt" style:language-asian="ar" style:country-asian="SA" style:font-weight-asian="bold" style:font-weight-complex="bold"/>
    </style:style>
    <style:style style:name="Preface" style:family="graphic">
      <style:paragraph-properties fo:margin-left="1.341cm" fo:margin-right="0cm" fo:margin-top="0.374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DocDate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 style:language-asian="ar" style:country-asian="SA"/>
    </style:style>
    <style:style style:name="Medium_20_Grid_20_1_20_-_20_Accent_20_21" style:display-name="Medium Grid 1 - Accent 21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cTitle" style:family="graphic">
      <style:paragraph-properties fo:margin-top="0.125cm" fo:margin-bottom="0.125cm" style:line-height-at-least="0.746cm" fo:text-align="center" style:text-autospace="none" style:writing-mode="lr-tb">
        <style:tab-stops>
          <style:tab-stop style:position="1.341cm"/>
          <style:tab-stop style:position="1.783cm"/>
        </style:tab-stops>
      </style:paragraph-properties>
      <style:text-properties fo:color="#808080" style:font-name="Arial1" fo:font-family="Arial" style:font-family-generic="swiss" style:font-pitch="variable" fo:font-size="22pt" fo:letter-spacing="0.141cm" fo:language="en" fo:country="GB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oot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agrid_5f_-background" style:display-name="sagrid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-backgroundobjects" style:display-name="sagrid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-notes" style:display-name="sagrid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-outline1" style:display-name="sagrid_-outline1" style:family="presentation">
      <style:graphic-properties draw:stroke="none" draw:fill="none" draw:auto-grow-height="false">
        <text:list-style style:name="sagrid_5f_-outline1" style:display-name="sagr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outline2" style:display-name="sagrid_-outline2" style:family="presentation" style:parent-style-name="sagri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-outline3" style:display-name="sagrid_-outline3" style:family="presentation" style:parent-style-name="sagri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-outline4" style:display-name="sagrid_-outline4" style:family="presentation" style:parent-style-name="sagri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-outline5" style:display-name="sagrid_-outline5" style:family="presentation" style:parent-style-name="sagri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6" style:display-name="sagrid_-outline6" style:family="presentation" style:parent-style-name="sagri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7" style:display-name="sagrid_-outline7" style:family="presentation" style:parent-style-name="sagri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8" style:display-name="sagrid_-outline8" style:family="presentation" style:parent-style-name="sagri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9" style:display-name="sagrid_-outline9" style:family="presentation" style:parent-style-name="sagri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subtitle" style:display-name="sagrid_-subtitle" style:family="presentation">
      <style:graphic-properties draw:stroke="none" draw:fill="none" draw:textarea-vertical-align="middle">
        <text:list-style style:name="sagrid_5f_-subtitle" style:display-name="sagr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title" style:display-name="sagrid_-title" style:family="presentation">
      <style:graphic-properties draw:stroke="none" draw:fill="none" draw:textarea-vertical-align="middle">
        <text:list-style style:name="sagrid_5f_-title" style:display-name="sagr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_5f__5f_-background" style:display-name="sagrid_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_5f_-backgroundobjects" style:display-name="sagrid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_5f_-notes" style:display-name="sagrid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_5f_-outline1" style:display-name="sagrid__-outline1" style:family="presentation">
      <style:graphic-properties draw:stroke="none" draw:fill="none" draw:auto-grow-height="false">
        <text:list-style style:name="sagrid_5f__5f_-outline1" style:display-name="sagri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outline2" style:display-name="sagrid__-outline2" style:family="presentation" style:parent-style-name="sagrid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_5f_-outline3" style:display-name="sagrid__-outline3" style:family="presentation" style:parent-style-name="sagrid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_5f_-outline4" style:display-name="sagrid__-outline4" style:family="presentation" style:parent-style-name="sagrid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_5f_-outline5" style:display-name="sagrid__-outline5" style:family="presentation" style:parent-style-name="sagrid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6" style:display-name="sagrid__-outline6" style:family="presentation" style:parent-style-name="sagrid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7" style:display-name="sagrid__-outline7" style:family="presentation" style:parent-style-name="sagrid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8" style:display-name="sagrid__-outline8" style:family="presentation" style:parent-style-name="sagrid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9" style:display-name="sagrid__-outline9" style:family="presentation" style:parent-style-name="sagrid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subtitle" style:display-name="sagrid__-subtitle" style:family="presentation">
      <style:graphic-properties draw:stroke="none" draw:fill="none" draw:textarea-vertical-align="middle">
        <text:list-style style:name="sagrid_5f__5f_-subtitle" style:display-name="sagrid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title" style:display-name="sagrid__-title" style:family="presentation">
      <style:graphic-properties draw:stroke="none" draw:fill="none" draw:textarea-vertical-align="middle">
        <text:list-style style:name="sagrid_5f__5f_-title" style:display-name="sagrid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-outline1" style:family="presentation">
      <style:graphic-properties draw:stroke="none" draw:fill="none" draw:auto-grow-height="false">
        <text:list-style style:name="sa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-outline2" style:family="presentation" style:parent-style-name="sagri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-outline3" style:family="presentation" style:parent-style-name="sagr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-outline4" style:family="presentation" style:parent-style-name="sagr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-outline5" style:family="presentation" style:parent-style-name="sagr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6" style:family="presentation" style:parent-style-name="sagr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7" style:family="presentation" style:parent-style-name="sagr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8" style:family="presentation" style:parent-style-name="sagr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9" style:family="presentation" style:parent-style-name="sagr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subtitle" style:family="presentation">
      <style:graphic-properties draw:stroke="none" draw:fill="none" draw:textarea-vertical-align="middle">
        <text:list-style style:name="sagr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-title" style:family="presentation">
      <style:graphic-properties draw:stroke="none" draw:fill="none" draw:textarea-vertical-align="middle">
        <text:list-style style:name="sagr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name="human_5f_backgound_5f_neut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gr5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gr6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gr7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gr8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387cm" fo:min-width="3.016cm"/>
    </style:style>
    <style:style style:name="Mgr9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6.914cm" fo:min-width="0.137cm"/>
    </style:style>
    <style:style style:name="Mgr10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387cm" fo:min-width="22.593cm"/>
    </style:style>
    <style:style style:name="Mgr11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387cm" fo:min-width="3.016cm"/>
    </style:style>
    <style:style style:name="Mpr1" style:family="presentation" style:parent-style-name="sagrid_5f_-backgroundobjects">
      <style:graphic-properties draw:stroke="none" draw:fill="none" fo:min-height="0.556cm"/>
    </style:style>
    <style:style style:name="Mpr2" style:family="presentation" style:parent-style-name="sagrid_5f_-backgroundobjects">
      <style:graphic-properties draw:stroke="none" draw:fill="none" draw:fill-color="#ffffff" draw:auto-grow-height="false" fo:min-height="0.632cm"/>
    </style:style>
    <style:style style:name="Mpr3" style:family="presentation" style:parent-style-name="sagrid_5f_-backgroundobjects">
      <style:graphic-properties draw:stroke="none" draw:fill="none" draw:fill-color="#ffffff" draw:auto-grow-height="false" fo:min-height="0.509cm"/>
    </style:style>
    <style:style style:name="Mpr4" style:family="presentation" style:parent-style-name="sagrid_5f_-backgroundobjects">
      <style:graphic-properties draw:stroke="none" draw:fill="none" draw:fill-color="#ffffff" draw:auto-grow-height="false" fo:min-height="1.485cm"/>
    </style:style>
    <style:style style:name="Mpr5" style:family="presentation" style:parent-style-name="sagrid_5f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agrid_5f__5f_-backgroundobjects">
      <style:graphic-properties draw:stroke="none" draw:fill="none" fo:min-height="0.556cm"/>
    </style:style>
    <style:style style:name="Mpr7" style:family="presentation" style:parent-style-name="sagrid_5f__5f_-backgroundobjects">
      <style:graphic-properties draw:stroke="none" draw:fill="none" draw:fill-color="#ffffff" draw:auto-grow-height="false" fo:min-height="0.632cm"/>
    </style:style>
    <style:style style:name="Mpr8" style:family="presentation" style:parent-style-name="sagrid_5f__5f_-backgroundobjects">
      <style:graphic-properties draw:stroke="none" draw:fill="none" draw:fill-color="#ffffff" draw:auto-grow-height="false" fo:min-height="0.509cm"/>
    </style:style>
    <style:style style:name="Mpr9" style:family="presentation" style:parent-style-name="sagrid_5f_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agrid_5f__5f_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agrid-backgroundobjects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pr12" style:family="presentation" style:parent-style-name="sagrid-backgroundobjects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pr13" style:family="presentation" style:parent-style-name="sagrid-backgroundobjects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pr14" style:family="presentation" style:parent-style-name="sagrid-backgroundobjects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pr15" style:family="presentation" style:parent-style-name="sagrid-backgroundobjects">
      <style:graphic-properties draw:stroke="none" draw:fill="none" fo:min-height="0.556cm"/>
    </style:style>
    <style:style style:name="Mpr16" style:family="presentation" style:parent-style-name="sagrid-backgroundobjects">
      <style:graphic-properties draw:stroke="none" draw:fill="none" draw:fill-color="#ffffff" draw:auto-grow-height="false" fo:min-height="0.632cm"/>
    </style:style>
    <style:style style:name="Mpr17" style:family="presentation" style:parent-style-name="sagrid-backgroundobjects">
      <style:graphic-properties draw:stroke="none" draw:fill="none" draw:fill-color="#ffffff" draw:auto-grow-height="false" fo:min-height="0.509cm"/>
    </style:style>
    <style:style style:name="Mpr18" style:family="presentation" style:parent-style-name="sagr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agri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8c6114"/>
      <style:paragraph-properties fo:text-align="center"/>
    </style:style>
    <style:style style:name="MP7" style:family="paragraph">
      <loext:graphic-properties draw:fill="solid" draw:fill-color="#68ba0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agrid_5f_" style:display-name="sagrid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-title" draw:layer="backgroundobjects" svg:width="25.199cm" svg:height="3.506cm" svg:x="1.4cm" svg:y="1.137cm" presentation:class="title" presentation:placeholder="true">
        <draw:text-box/>
      </draw:frame>
      <draw:frame presentation:style-name="sagrid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87D0C27C186A17F0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4" draw:text-style-name="MP6" draw:layer="backgroundobjects" svg:width="3.516cm" svg:height="0.637cm" draw:transform="rotate (1.5707963267949) translate (27.344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5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3.093cm" svg:height="0.637cm" svg:x="4.866cm" svg:y="20.32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7" draw:text-style-name="MP7" draw:layer="backgroundobjects" svg:width="3.516cm" svg:height="0.637cm" svg:x="3.4cm" svg:y="20.321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2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3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_5f_-title" draw:layer="backgroundobjects" svg:width="14.848cm" svg:height="11.135cm" svg:x="3.075cm" svg:y="2.257cm" presentation:class="page"/>
        <draw:frame presentation:style-name="sagrid_5f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4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5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_5f__5f_" style:display-name="sagrid_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_5f_-title" draw:layer="backgroundobjects" svg:width="25.199cm" svg:height="3.506cm" svg:x="1.4cm" svg:y="1.137cm" presentation:class="title" presentation:placeholder="true">
        <draw:text-box/>
      </draw:frame>
      <draw:frame presentation:style-name="sagrid_5f_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71E91EC9B6DDD394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8" draw:text-style-name="MP6" draw:layer="backgroundobjects" svg:width="3.516cm" svg:height="0.637cm" draw:transform="rotate (1.5707963267949) translate (27.362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3.093cm" svg:height="0.637cm" svg:x="4.906cm" svg:y="20.36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11" draw:text-style-name="MP7" draw:layer="backgroundobjects" svg:width="3.516cm" svg:height="0.637cm" svg:x="3.4cm" svg:y="20.362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248.90531703156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6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7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grid_5f__5f_-title" draw:layer="backgroundobjects" svg:width="14.848cm" svg:height="11.135cm" svg:x="3.075cm" svg:y="2.257cm" presentation:class="page"/>
        <draw:frame presentation:style-name="sagrid_5f_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-title" draw:layer="backgroundobjects" svg:width="25.199cm" svg:height="3.506cm" svg:x="1.4cm" svg:y="1.137cm" presentation:class="title" presentation:placeholder="true">
        <draw:text-box/>
      </draw:frame>
      <draw:frame presentation:style-name="sagri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E6D44DB7BB0FA6B3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presentation:style-name="Mpr11" draw:text-style-name="MP6" draw:layer="backgroundobjects" svg:width="3.516cm" svg:height="0.637cm" draw:transform="rotate (1.5707963267949) translate (27.338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2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7" draw:layer="backgroundobjects" svg:width="23.093cm" svg:height="0.637cm" svg:x="4.858cm" svg:y="20.41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presentation:style-name="Mpr14" draw:text-style-name="MP7" draw:layer="backgroundobjects" svg:width="3.516cm" svg:height="0.637cm" svg:x="3.4cm" svg:y="20.414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5" draw:text-style-name="MP9" draw:layer="backgroundobjects" svg:width="16.718cm" svg:height="0.556cm" svg:x="10.637cm" svg:y="20.347cm">
        <draw:text-box>
          <text:p text:style-name="MP8"><text:span text:style-name="MT2">Bruce Becker: <text:s/>Coordinator, SAGrid | </text:span><text:span text:style-name="MT2"><text:a xlink:href="mailto:bbecker@csir.co.za" xlink:type="simple">bbecker@csir.co.za</text:a></text:span><text:span text:style-name="MT2"> | http://www.sagrid.ac.za</text:span></text:p>
        </draw:text-box>
      </draw:frame>
      <draw:frame presentation:style-name="Mpr16" draw:text-style-name="MP11" draw:layer="backgroundobjects" svg:width="1.946cm" svg:height="0.631cm" svg:x="22.211cm" svg:y="20.347cm" presentation:class="date-time">
        <draw:text-box>
          <text:p text:style-name="MP10"><text:span text:style-name="MT1"><presentation:date-time/></text:span></text:p>
        </draw:text-box>
      </draw:frame>
      <draw:frame presentation:style-name="Mpr17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-title" draw:layer="backgroundobjects" svg:width="14.848cm" svg:height="11.135cm" svg:x="3.075cm" svg:y="2.257cm" presentation:class="page"/>
        <draw:frame presentation:style-name="sagr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8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9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9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meta:creation-date>2011-03-01T21:19:42</meta:creation-date>
    <dc:language>fi-FI</dc:language>
    <meta:editing-cycles>404</meta:editing-cycles>
    <meta:editing-duration>P4DT33M45S</meta:editing-duration>
    <dc:date>2015-10-28T11:24:51.322026467</dc:date>
    <dc:creator>bruce becker</dc:creator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Human" xlink:href="../../../../../SAgrid/usr/lib/libreoffice/basis3.3/share/template/en-US/presnt/Human.otp" meta:date="2011-03-01T21:19:4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ogres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AntiqueWhite" draw:color="#faebd7"/>
  <draw:color draw:name="AntiqueWhite1" draw:color="#ffefdb"/>
  <draw:color draw:name="AntiqueWhite2" draw:color="#eedfcc"/>
  <draw:color draw:name="AntiqueWhite3" draw:color="#cdc0b0"/>
  <draw:color draw:name="AntiqueWhite4" draw:color="#8b8378"/>
  <draw:color draw:name="Aquamarine" draw:color="#7fffd4"/>
  <draw:color draw:name="Aquamarine1" draw:color="#7fffd4"/>
  <draw:color draw:name="Aquamarine2" draw:color="#76eec6"/>
  <draw:color draw:name="Aquamarine3" draw:color="#66cdaa"/>
  <draw:color draw:name="Aquamarine4" draw:color="#458b74"/>
  <draw:color draw:name="Azure" draw:color="#f0ffff"/>
  <draw:color draw:name="Azure1" draw:color="#f0ffff"/>
  <draw:color draw:name="Azure2" draw:color="#e0eeee"/>
  <draw:color draw:name="Azure3" draw:color="#c1cdcd"/>
  <draw:color draw:name="Azure4" draw:color="#838b8b"/>
  <draw:color draw:name="Beige" draw:color="#f5f5dc"/>
  <draw:color draw:name="Bisque" draw:color="#ffe4c4"/>
  <draw:color draw:name="Bisque1" draw:color="#ffe4c4"/>
  <draw:color draw:name="Bisque2" draw:color="#eed5b7"/>
  <draw:color draw:name="Bisque3" draw:color="#cdb79e"/>
  <draw:color draw:name="Bisque4" draw:color="#8b7d6b"/>
  <draw:color draw:name="BlanchedAlmond" draw:color="#ffebcd"/>
  <draw:color draw:name="Blue" draw:color="#0000ff"/>
  <draw:color draw:name="Blue1" draw:color="#0000ff"/>
  <draw:color draw:name="Blue2" draw:color="#0000ee"/>
  <draw:color draw:name="Blue3" draw:color="#0000cd"/>
  <draw:color draw:name="Blue4" draw:color="#00008b"/>
  <draw:color draw:name="BlueViolet" draw:color="#8a2be2"/>
  <draw:color draw:name="Brown" draw:color="#a52a2a"/>
  <draw:color draw:name="Brown1" draw:color="#ff4040"/>
  <draw:color draw:name="Brown2" draw:color="#ee3b3b"/>
  <draw:color draw:name="Brown3" draw:color="#cd3333"/>
  <draw:color draw:name="Brown4" draw:color="#8b2323"/>
  <draw:color draw:name="Burlywood" draw:color="#deb887"/>
  <draw:color draw:name="Burlywood1" draw:color="#ffd39b"/>
  <draw:color draw:name="Burlywood2" draw:color="#eec591"/>
  <draw:color draw:name="Burlywood3" draw:color="#cdaa7d"/>
  <draw:color draw:name="Burlywood4" draw:color="#8b7355"/>
  <draw:color draw:name="CadetBlue" draw:color="#5f9ea0"/>
  <draw:color draw:name="CadetBlue1" draw:color="#98f5ff"/>
  <draw:color draw:name="CadetBlue2" draw:color="#8ee5ee"/>
  <draw:color draw:name="CadetBlue3" draw:color="#7ac5cd"/>
  <draw:color draw:name="CadetBlue4" draw:color="#53868b"/>
  <draw:color draw:name="Chartreuse" draw:color="#7fff00"/>
  <draw:color draw:name="Chartreuse1" draw:color="#7fff00"/>
  <draw:color draw:name="Chartreuse2" draw:color="#76ee00"/>
  <draw:color draw:name="Chartreuse3" draw:color="#66cd00"/>
  <draw:color draw:name="Chartreuse4" draw:color="#458b00"/>
  <draw:color draw:name="Chocolate" draw:color="#d2691e"/>
  <draw:color draw:name="Chocolate1" draw:color="#ff7f24"/>
  <draw:color draw:name="Chocolate2" draw:color="#ee7621"/>
  <draw:color draw:name="Chocolate3" draw:color="#cd661d"/>
  <draw:color draw:name="Chocolate4" draw:color="#8b4513"/>
  <draw:color draw:name="Coral" draw:color="#ff7f50"/>
  <draw:color draw:name="Coral1" draw:color="#ff7256"/>
  <draw:color draw:name="Coral2" draw:color="#ee6a50"/>
  <draw:color draw:name="Coral3" draw:color="#cd5b45"/>
  <draw:color draw:name="Coral4" draw:color="#8b3e2f"/>
  <draw:color draw:name="CornflowerBlue" draw:color="#6495ed"/>
  <draw:color draw:name="Cornsilk" draw:color="#fff8dc"/>
  <draw:color draw:name="Cornsilk1" draw:color="#fff8dc"/>
  <draw:color draw:name="Cornsilk2" draw:color="#eee8cd"/>
  <draw:color draw:name="Cornsilk3" draw:color="#cdc8b1"/>
  <draw:color draw:name="Cornsilk4" draw:color="#8b8878"/>
  <draw:color draw:name="Cyan" draw:color="#00ffff"/>
  <draw:color draw:name="Cyan1" draw:color="#00ffff"/>
  <draw:color draw:name="Cyan2" draw:color="#00eeee"/>
  <draw:color draw:name="Cyan3" draw:color="#00cdcd"/>
  <draw:color draw:name="Cyan4" draw:color="#008b8b"/>
  <draw:color draw:name="DarkBlue" draw:color="#00008b"/>
  <draw:color draw:name="DarkCyan" draw:color="#008b8b"/>
  <draw:color draw:name="DarkGoldenrod" draw:color="#b8860b"/>
  <draw:color draw:name="DarkGoldenrod1" draw:color="#ffb90f"/>
  <draw:color draw:name="DarkGoldenrod2" draw:color="#eead0e"/>
  <draw:color draw:name="DarkGoldenrod3" draw:color="#cd950c"/>
  <draw:color draw:name="DarkGoldenrod4" draw:color="#8b6508"/>
  <draw:color draw:name="DarkGreen" draw:color="#006400"/>
  <draw:color draw:name="DarkGrey" draw:color="#a9a9a9"/>
  <draw:color draw:name="DarkKhaki" draw:color="#bdb76b"/>
  <draw:color draw:name="DarkMagenta" draw:color="#8b008b"/>
  <draw:color draw:name="DarkOliveGreen" draw:color="#556b2f"/>
  <draw:color draw:name="DarkOliveGreen1" draw:color="#caff70"/>
  <draw:color draw:name="DarkOliveGreen2" draw:color="#bcee68"/>
  <draw:color draw:name="DarkOliveGreen3" draw:color="#a2cd5a"/>
  <draw:color draw:name="DarkOliveGreen4" draw:color="#6e8b3d"/>
  <draw:color draw:name="DarkOrange" draw:color="#ff8c00"/>
  <draw:color draw:name="DarkOrange1" draw:color="#ff7f00"/>
  <draw:color draw:name="DarkOrange2" draw:color="#ee7600"/>
  <draw:color draw:name="DarkOrange3" draw:color="#cd6600"/>
  <draw:color draw:name="DarkOrange4" draw:color="#8b4500"/>
  <draw:color draw:name="DarkOrchid" draw:color="#9932cc"/>
  <draw:color draw:name="DarkOrchid1" draw:color="#bf3eff"/>
  <draw:color draw:name="DarkOrchid2" draw:color="#b23aee"/>
  <draw:color draw:name="DarkOrchid3" draw:color="#9a32cd"/>
  <draw:color draw:name="DarkOrchid4" draw:color="#68228b"/>
  <draw:color draw:name="DarkRed" draw:color="#8b0000"/>
  <draw:color draw:name="DarkSalmon" draw:color="#e9967a"/>
  <draw:color draw:name="DarkSeaGreen" draw:color="#8fbc8f"/>
  <draw:color draw:name="DarkSeaGreen1" draw:color="#c1ffc1"/>
  <draw:color draw:name="DarkSeaGreen2" draw:color="#b4eeb4"/>
  <draw:color draw:name="DarkSeaGreen3" draw:color="#9bcd9b"/>
  <draw:color draw:name="DarkSeaGreen4" draw:color="#698b69"/>
  <draw:color draw:name="DarkSlateBlue" draw:color="#483d8b"/>
  <draw:color draw:name="DarkSlateGrey" draw:color="#2f4f4f"/>
  <draw:color draw:name="DarkSlateGrey1" draw:color="#97ffff"/>
  <draw:color draw:name="DarkSlateGrey2" draw:color="#8deeee"/>
  <draw:color draw:name="DarkSlateGrey3" draw:color="#79cdcd"/>
  <draw:color draw:name="DarkSlateGrey4" draw:color="#528b8b"/>
  <draw:color draw:name="DarkTurquoise" draw:color="#00ced1"/>
  <draw:color draw:name="DarkViolet" draw:color="#9400d3"/>
  <draw:color draw:name="DeepPink" draw:color="#ff1493"/>
  <draw:color draw:name="DeepPink1" draw:color="#ff1493"/>
  <draw:color draw:name="DeepPink2" draw:color="#ee1289"/>
  <draw:color draw:name="DeepPink3" draw:color="#cd1076"/>
  <draw:color draw:name="DeepPink4" draw:color="#8b0a50"/>
  <draw:color draw:name="DeepSkyBlue" draw:color="#00bfff"/>
  <draw:color draw:name="DeepSkyBlue1" draw:color="#00bfff"/>
  <draw:color draw:name="DeepSkyBlue2" draw:color="#00b2ee"/>
  <draw:color draw:name="DeepSkyBlue3" draw:color="#009acd"/>
  <draw:color draw:name="DeepSkyBlue4" draw:color="#00688b"/>
  <draw:color draw:name="DimGrey" draw:color="#696969"/>
  <draw:color draw:name="DodgerBlue" draw:color="#1e90ff"/>
  <draw:color draw:name="DodgerBlue1" draw:color="#1e90ff"/>
  <draw:color draw:name="DodgerBlue2" draw:color="#1c86ee"/>
  <draw:color draw:name="DodgerBlue3" draw:color="#1874cd"/>
  <draw:color draw:name="DodgerBlue4" draw:color="#104e8b"/>
  <draw:color draw:name="Firebrick" draw:color="#b22222"/>
  <draw:color draw:name="Firebrick1" draw:color="#ff3030"/>
  <draw:color draw:name="Firebrick2" draw:color="#ee2c2c"/>
  <draw:color draw:name="Firebrick3" draw:color="#cd2626"/>
  <draw:color draw:name="Firebrick4" draw:color="#8b1a1a"/>
  <draw:color draw:name="FloralWhite" draw:color="#fffaf0"/>
  <draw:color draw:name="ForestGreen" draw:color="#228b22"/>
  <draw:color draw:name="Gainsboro" draw:color="#dcdcdc"/>
  <draw:color draw:name="GhostWhite" draw:color="#f8f8ff"/>
  <draw:color draw:name="Gold" draw:color="#ffd700"/>
  <draw:color draw:name="Gold1" draw:color="#ffd700"/>
  <draw:color draw:name="Gold2" draw:color="#eec900"/>
  <draw:color draw:name="Gold3" draw:color="#cdad00"/>
  <draw:color draw:name="Gold4" draw:color="#8b7500"/>
  <draw:color draw:name="Goldenrod" draw:color="#daa520"/>
  <draw:color draw:name="Goldenrod1" draw:color="#ffc125"/>
  <draw:color draw:name="Goldenrod2" draw:color="#eeb422"/>
  <draw:color draw:name="Goldenrod3" draw:color="#cd9b1d"/>
  <draw:color draw:name="Goldenrod4" draw:color="#8b6914"/>
  <draw:color draw:name="Green" draw:color="#00ff00"/>
  <draw:color draw:name="Green1" draw:color="#00ff00"/>
  <draw:color draw:name="Green2" draw:color="#00ee00"/>
  <draw:color draw:name="Green3" draw:color="#00cd00"/>
  <draw:color draw:name="Green4" draw:color="#008b00"/>
  <draw:color draw:name="GreenYellow" draw:color="#adff2f"/>
  <draw:color draw:name="Gray" draw:color="#bebebe"/>
  <draw:color draw:name="Gray0" draw:color="#000000"/>
  <draw:color draw:name="Gray1" draw:color="#030303"/>
  <draw:color draw:name="Gray10" draw:color="#1a1a1a"/>
  <draw:color draw:name="Gray100" draw:color="#ffffff"/>
  <draw:color draw:name="Gray11" draw:color="#1c1c1c"/>
  <draw:color draw:name="Gray12" draw:color="#1f1f1f"/>
  <draw:color draw:name="Gray13" draw:color="#212121"/>
  <draw:color draw:name="Gray14" draw:color="#242424"/>
  <draw:color draw:name="Gray15" draw:color="#262626"/>
  <draw:color draw:name="Gray16" draw:color="#292929"/>
  <draw:color draw:name="Gray17" draw:color="#2b2b2b"/>
  <draw:color draw:name="Gray18" draw:color="#2e2e2e"/>
  <draw:color draw:name="Gray19" draw:color="#303030"/>
  <draw:color draw:name="Gray2" draw:color="#050505"/>
  <draw:color draw:name="Gray20" draw:color="#333333"/>
  <draw:color draw:name="Gray21" draw:color="#363636"/>
  <draw:color draw:name="Gray22" draw:color="#383838"/>
  <draw:color draw:name="Gray23" draw:color="#3b3b3b"/>
  <draw:color draw:name="Gray24" draw:color="#3d3d3d"/>
  <draw:color draw:name="Gray25" draw:color="#404040"/>
  <draw:color draw:name="Gray26" draw:color="#424242"/>
  <draw:color draw:name="Gray27" draw:color="#454545"/>
  <draw:color draw:name="Gray28" draw:color="#474747"/>
  <draw:color draw:name="Gray29" draw:color="#4a4a4a"/>
  <draw:color draw:name="Gray3" draw:color="#080808"/>
  <draw:color draw:name="Gray30" draw:color="#4d4d4d"/>
  <draw:color draw:name="Gray31" draw:color="#4f4f4f"/>
  <draw:color draw:name="Gray32" draw:color="#525252"/>
  <draw:color draw:name="Gray33" draw:color="#545454"/>
  <draw:color draw:name="Gray34" draw:color="#575757"/>
  <draw:color draw:name="Gray35" draw:color="#595959"/>
  <draw:color draw:name="Gray36" draw:color="#5c5c5c"/>
  <draw:color draw:name="Gray37" draw:color="#5e5e5e"/>
  <draw:color draw:name="Gray38" draw:color="#616161"/>
  <draw:color draw:name="Gray39" draw:color="#636363"/>
  <draw:color draw:name="Gray4" draw:color="#0a0a0a"/>
  <draw:color draw:name="Gray40" draw:color="#666666"/>
  <draw:color draw:name="Gray41" draw:color="#696969"/>
  <draw:color draw:name="Gray42" draw:color="#6b6b6b"/>
  <draw:color draw:name="Gray43" draw:color="#6e6e6e"/>
  <draw:color draw:name="Gray44" draw:color="#707070"/>
  <draw:color draw:name="Gray45" draw:color="#737373"/>
  <draw:color draw:name="Gray46" draw:color="#757575"/>
  <draw:color draw:name="Gray47" draw:color="#787878"/>
  <draw:color draw:name="Gray48" draw:color="#7a7a7a"/>
  <draw:color draw:name="Gray49" draw:color="#7d7d7d"/>
  <draw:color draw:name="Gray5" draw:color="#0d0d0d"/>
  <draw:color draw:name="Gray50" draw:color="#7f7f7f"/>
  <draw:color draw:name="Gray51" draw:color="#828282"/>
  <draw:color draw:name="Gray52" draw:color="#858585"/>
  <draw:color draw:name="Gray53" draw:color="#878787"/>
  <draw:color draw:name="Gray54" draw:color="#8a8a8a"/>
  <draw:color draw:name="Gray55" draw:color="#8c8c8c"/>
  <draw:color draw:name="Gray56" draw:color="#8f8f8f"/>
  <draw:color draw:name="Gray57" draw:color="#919191"/>
  <draw:color draw:name="Gray58" draw:color="#949494"/>
  <draw:color draw:name="Gray59" draw:color="#969696"/>
  <draw:color draw:name="Gray6" draw:color="#0f0f0f"/>
  <draw:color draw:name="Gray60" draw:color="#999999"/>
  <draw:color draw:name="Gray61" draw:color="#9c9c9c"/>
  <draw:color draw:name="Gray62" draw:color="#9e9e9e"/>
  <draw:color draw:name="Gray63" draw:color="#a1a1a1"/>
  <draw:color draw:name="Gray64" draw:color="#a3a3a3"/>
  <draw:color draw:name="Gray65" draw:color="#a6a6a6"/>
  <draw:color draw:name="Gray66" draw:color="#a8a8a8"/>
  <draw:color draw:name="Gray67" draw:color="#ababab"/>
  <draw:color draw:name="Gray68" draw:color="#adadad"/>
  <draw:color draw:name="Gray69" draw:color="#b0b0b0"/>
  <draw:color draw:name="Gray7" draw:color="#121212"/>
  <draw:color draw:name="Gray70" draw:color="#b3b3b3"/>
  <draw:color draw:name="Gray71" draw:color="#b5b5b5"/>
  <draw:color draw:name="Gray72" draw:color="#b8b8b8"/>
  <draw:color draw:name="Gray73" draw:color="#bababa"/>
  <draw:color draw:name="Gray74" draw:color="#bdbdbd"/>
  <draw:color draw:name="Gray75" draw:color="#bfbfbf"/>
  <draw:color draw:name="Gray76" draw:color="#c2c2c2"/>
  <draw:color draw:name="Gray77" draw:color="#c4c4c4"/>
  <draw:color draw:name="Gray78" draw:color="#c7c7c7"/>
  <draw:color draw:name="Gray79" draw:color="#c9c9c9"/>
  <draw:color draw:name="Gray8" draw:color="#141414"/>
  <draw:color draw:name="Gray80" draw:color="#cccccc"/>
  <draw:color draw:name="Gray81" draw:color="#cfcfcf"/>
  <draw:color draw:name="Gray82" draw:color="#d1d1d1"/>
  <draw:color draw:name="Gray83" draw:color="#d4d4d4"/>
  <draw:color draw:name="Gray84" draw:color="#d6d6d6"/>
  <draw:color draw:name="Gray85" draw:color="#d9d9d9"/>
  <draw:color draw:name="Gray86" draw:color="#dbdbdb"/>
  <draw:color draw:name="Gray87" draw:color="#dedede"/>
  <draw:color draw:name="Gray88" draw:color="#e0e0e0"/>
  <draw:color draw:name="Gray89" draw:color="#e3e3e3"/>
  <draw:color draw:name="Gray9" draw:color="#171717"/>
  <draw:color draw:name="Gray90" draw:color="#e5e5e5"/>
  <draw:color draw:name="Gray91" draw:color="#e8e8e8"/>
  <draw:color draw:name="Gray92" draw:color="#ebebeb"/>
  <draw:color draw:name="Gray93" draw:color="#ededed"/>
  <draw:color draw:name="Gray94" draw:color="#f0f0f0"/>
  <draw:color draw:name="Gray95" draw:color="#f2f2f2"/>
  <draw:color draw:name="Gray96" draw:color="#f5f5f5"/>
  <draw:color draw:name="Gray97" draw:color="#f7f7f7"/>
  <draw:color draw:name="Gray98" draw:color="#fafafa"/>
  <draw:color draw:name="Gray99" draw:color="#fcfcfc"/>
  <draw:color draw:name="Honeydew" draw:color="#f0fff0"/>
  <draw:color draw:name="Honeydew1" draw:color="#f0fff0"/>
  <draw:color draw:name="Honeydew2" draw:color="#e0eee0"/>
  <draw:color draw:name="Honeydew3" draw:color="#c1cdc1"/>
  <draw:color draw:name="Honeydew4" draw:color="#838b83"/>
  <draw:color draw:name="HotPink" draw:color="#ff69b4"/>
  <draw:color draw:name="HotPink1" draw:color="#ff6eb4"/>
  <draw:color draw:name="HotPink2" draw:color="#ee6aa7"/>
  <draw:color draw:name="HotPink3" draw:color="#cd6090"/>
  <draw:color draw:name="HotPink4" draw:color="#8b3a62"/>
  <draw:color draw:name="IndianRed" draw:color="#cd5c5c"/>
  <draw:color draw:name="IndianRed1" draw:color="#ff6a6a"/>
  <draw:color draw:name="IndianRed2" draw:color="#ee6363"/>
  <draw:color draw:name="IndianRed3" draw:color="#cd5555"/>
  <draw:color draw:name="IndianRed4" draw:color="#8b3a3a"/>
  <draw:color draw:name="Ivory" draw:color="#fffff0"/>
  <draw:color draw:name="Ivory1" draw:color="#fffff0"/>
  <draw:color draw:name="Ivory2" draw:color="#eeeee0"/>
  <draw:color draw:name="Ivory3" draw:color="#cdcdc1"/>
  <draw:color draw:name="Ivory4" draw:color="#8b8b83"/>
  <draw:color draw:name="Khaki" draw:color="#f0e68c"/>
  <draw:color draw:name="Khaki1" draw:color="#fff68f"/>
  <draw:color draw:name="Khaki2" draw:color="#eee685"/>
  <draw:color draw:name="Khaki3" draw:color="#cdc673"/>
  <draw:color draw:name="Khaki4" draw:color="#8b864e"/>
  <draw:color draw:name="Lavender" draw:color="#e6e6fa"/>
  <draw:color draw:name="LavenderBlush" draw:color="#fff0f5"/>
  <draw:color draw:name="LavenderBlush1" draw:color="#fff0f5"/>
  <draw:color draw:name="LavenderBlush2" draw:color="#eee0e5"/>
  <draw:color draw:name="LavenderBlush3" draw:color="#cdc1c5"/>
  <draw:color draw:name="LavenderBlush4" draw:color="#8b8386"/>
  <draw:color draw:name="LawnGreen" draw:color="#7cfc00"/>
  <draw:color draw:name="LemonChiffon" draw:color="#fffacd"/>
  <draw:color draw:name="LemonChiffon1" draw:color="#fffacd"/>
  <draw:color draw:name="LemonChiffon2" draw:color="#eee9bf"/>
  <draw:color draw:name="LemonChiffon3" draw:color="#cdc9a5"/>
  <draw:color draw:name="LemonChiffon4" draw:color="#8b8970"/>
  <draw:color draw:name="LightBlue" draw:color="#add8e6"/>
  <draw:color draw:name="LightBlue1" draw:color="#bfefff"/>
  <draw:color draw:name="LightBlue2" draw:color="#b2dfee"/>
  <draw:color draw:name="LightBlue3" draw:color="#9ac0cd"/>
  <draw:color draw:name="LightBlue4" draw:color="#68838b"/>
  <draw:color draw:name="LightCoral" draw:color="#f08080"/>
  <draw:color draw:name="LightCyan" draw:color="#e0ffff"/>
  <draw:color draw:name="LightCyan1" draw:color="#e0ffff"/>
  <draw:color draw:name="LightCyan2" draw:color="#d1eeee"/>
  <draw:color draw:name="LightCyan3" draw:color="#b4cdcd"/>
  <draw:color draw:name="LightCyan4" draw:color="#7a8b8b"/>
  <draw:color draw:name="LightGoldenrod" draw:color="#eedd82"/>
  <draw:color draw:name="LightGoldenrod1" draw:color="#ffec8b"/>
  <draw:color draw:name="LightGoldenrod2" draw:color="#eedc82"/>
  <draw:color draw:name="LightGoldenrod3" draw:color="#cdbe70"/>
  <draw:color draw:name="LightGoldenrod4" draw:color="#8b814c"/>
  <draw:color draw:name="LightGoldenrodYellow" draw:color="#fafad2"/>
  <draw:color draw:name="LightGreen" draw:color="#90ee90"/>
  <draw:color draw:name="LightGrey" draw:color="#d3d3d3"/>
  <draw:color draw:name="LightPink" draw:color="#ffb6c1"/>
  <draw:color draw:name="LightPink1" draw:color="#ffaeb9"/>
  <draw:color draw:name="LightPink2" draw:color="#eea2ad"/>
  <draw:color draw:name="LightPink3" draw:color="#cd8c95"/>
  <draw:color draw:name="LightPink4" draw:color="#8b5f65"/>
  <draw:color draw:name="LightSalmon" draw:color="#ffa07a"/>
  <draw:color draw:name="LightSalmon1" draw:color="#ffa07a"/>
  <draw:color draw:name="LightSalmon2" draw:color="#ee9572"/>
  <draw:color draw:name="LightSalmon3" draw:color="#cd8162"/>
  <draw:color draw:name="LightSalmon4" draw:color="#8b5742"/>
  <draw:color draw:name="LightSeaGreen" draw:color="#20b2aa"/>
  <draw:color draw:name="LightSkyBlue" draw:color="#87cefa"/>
  <draw:color draw:name="LightSkyBlue1" draw:color="#b0e2ff"/>
  <draw:color draw:name="LightSkyBlue2" draw:color="#a4d3ee"/>
  <draw:color draw:name="LightSkyBlue3" draw:color="#8db6cd"/>
  <draw:color draw:name="LightSkyBlue4" draw:color="#607b8b"/>
  <draw:color draw:name="LightSlateBlue" draw:color="#8470ff"/>
  <draw:color draw:name="LightSlateGrey" draw:color="#778899"/>
  <draw:color draw:name="LightSteelBlue" draw:color="#b0c4de"/>
  <draw:color draw:name="LightSteelBlue1" draw:color="#cae1ff"/>
  <draw:color draw:name="LightSteelBlue2" draw:color="#bcd2ee"/>
  <draw:color draw:name="LightSteelBlue3" draw:color="#a2b5cd"/>
  <draw:color draw:name="LightSteelBlue4" draw:color="#6e7b8b"/>
  <draw:color draw:name="LightYellow" draw:color="#ffffe0"/>
  <draw:color draw:name="LightYellow1" draw:color="#ffffe0"/>
  <draw:color draw:name="LightYellow2" draw:color="#eeeed1"/>
  <draw:color draw:name="LightYellow3" draw:color="#cdcdb4"/>
  <draw:color draw:name="LightYellow4" draw:color="#8b8b7a"/>
  <draw:color draw:name="LimeGreen" draw:color="#32cd32"/>
  <draw:color draw:name="Linen" draw:color="#faf0e6"/>
  <draw:color draw:name="Magenta" draw:color="#ff00ff"/>
  <draw:color draw:name="Magenta1" draw:color="#ff00ff"/>
  <draw:color draw:name="Magenta2" draw:color="#ee00ee"/>
  <draw:color draw:name="Magenta3" draw:color="#cd00cd"/>
  <draw:color draw:name="Magenta4" draw:color="#8b008b"/>
  <draw:color draw:name="Maroon" draw:color="#b03060"/>
  <draw:color draw:name="Maroon1" draw:color="#ff34b3"/>
  <draw:color draw:name="Maroon2" draw:color="#ee30a7"/>
  <draw:color draw:name="Maroon3" draw:color="#cd2990"/>
  <draw:color draw:name="Maroon4" draw:color="#8b1c62"/>
  <draw:color draw:name="MediumAquamarine" draw:color="#66cdaa"/>
  <draw:color draw:name="MediumBlue" draw:color="#0000cd"/>
  <draw:color draw:name="MediumOrchid" draw:color="#ba55d3"/>
  <draw:color draw:name="MediumOrchid1" draw:color="#e066ff"/>
  <draw:color draw:name="MediumOrchid2" draw:color="#d15fee"/>
  <draw:color draw:name="MediumOrchid3" draw:color="#b452cd"/>
  <draw:color draw:name="MediumOrchid4" draw:color="#7a378b"/>
  <draw:color draw:name="MediumPurple" draw:color="#9370db"/>
  <draw:color draw:name="MediumPurple1" draw:color="#ab82ff"/>
  <draw:color draw:name="MediumPurple2" draw:color="#9f79ee"/>
  <draw:color draw:name="MediumPurple3" draw:color="#8968cd"/>
  <draw:color draw:name="MediumPurple4" draw:color="#5d478b"/>
  <draw:color draw:name="MediumSeaGreen" draw:color="#3cb371"/>
  <draw:color draw:name="MediumSlateBlue" draw:color="#7b68ee"/>
  <draw:color draw:name="MediumSpringGreen" draw:color="#00fa9a"/>
  <draw:color draw:name="MediumTurquoise" draw:color="#48d1cc"/>
  <draw:color draw:name="MediumVioletRed" draw:color="#c71585"/>
  <draw:color draw:name="MidnightBlue" draw:color="#191970"/>
  <draw:color draw:name="MintCream" draw:color="#f5fffa"/>
  <draw:color draw:name="MistyRose" draw:color="#ffe4e1"/>
  <draw:color draw:name="MistyRose1" draw:color="#ffe4e1"/>
  <draw:color draw:name="MistyRose2" draw:color="#eed5d2"/>
  <draw:color draw:name="MistyRose3" draw:color="#cdb7b5"/>
  <draw:color draw:name="MistyRose4" draw:color="#8b7d7b"/>
  <draw:color draw:name="Moccasin" draw:color="#ffe4b5"/>
  <draw:color draw:name="NavajoWhite" draw:color="#ffdead"/>
  <draw:color draw:name="NavajoWhite1" draw:color="#ffdead"/>
  <draw:color draw:name="NavajoWhite2" draw:color="#eecfa1"/>
  <draw:color draw:name="NavajoWhite3" draw:color="#cdb38b"/>
  <draw:color draw:name="NavajoWhite4" draw:color="#8b795e"/>
  <draw:color draw:name="NavyBlue" draw:color="#000080"/>
  <draw:color draw:name="OldLace" draw:color="#fdf5e6"/>
  <draw:color draw:name="OliveDrab" draw:color="#6b8e23"/>
  <draw:color draw:name="OliveDrab1" draw:color="#c0ff3e"/>
  <draw:color draw:name="OliveDrab2" draw:color="#b3ee3a"/>
  <draw:color draw:name="OliveDrab3" draw:color="#9acd32"/>
  <draw:color draw:name="OliveDrab4" draw:color="#698b22"/>
  <draw:color draw:name="Orange" draw:color="#ffa500"/>
  <draw:color draw:name="Orange1" draw:color="#ffa500"/>
  <draw:color draw:name="Orange2" draw:color="#ee9a00"/>
  <draw:color draw:name="Orange3" draw:color="#cd8500"/>
  <draw:color draw:name="Orange4" draw:color="#8b5a00"/>
  <draw:color draw:name="OrangeRed" draw:color="#ff4500"/>
  <draw:color draw:name="OrangeRed1" draw:color="#ff4500"/>
  <draw:color draw:name="OrangeRed2" draw:color="#ee4000"/>
  <draw:color draw:name="OrangeRed3" draw:color="#cd3700"/>
  <draw:color draw:name="OrangeRed4" draw:color="#8b2500"/>
  <draw:color draw:name="Orchid" draw:color="#da70d6"/>
  <draw:color draw:name="Orchid1" draw:color="#ff83fa"/>
  <draw:color draw:name="Orchid2" draw:color="#ee7ae9"/>
  <draw:color draw:name="Orchid3" draw:color="#cd69c9"/>
  <draw:color draw:name="Orchid4" draw:color="#8b4789"/>
  <draw:color draw:name="PaleGoldenrod" draw:color="#eee8aa"/>
  <draw:color draw:name="PaleGreen" draw:color="#98fb98"/>
  <draw:color draw:name="PaleGreen1" draw:color="#9aff9a"/>
  <draw:color draw:name="PaleGreen2" draw:color="#90ee90"/>
  <draw:color draw:name="PaleGreen3" draw:color="#7ccd7c"/>
  <draw:color draw:name="PaleGreen4" draw:color="#548b54"/>
  <draw:color draw:name="PaleTurquoise" draw:color="#afeeee"/>
  <draw:color draw:name="PaleTurquoise1" draw:color="#bbffff"/>
  <draw:color draw:name="PaleTurquoise2" draw:color="#aeeeee"/>
  <draw:color draw:name="PaleTurquoise3" draw:color="#96cdcd"/>
  <draw:color draw:name="PaleTurquoise4" draw:color="#668b8b"/>
  <draw:color draw:name="PaleVioletRed" draw:color="#db7093"/>
  <draw:color draw:name="PaleVioletRed1" draw:color="#ff82ab"/>
  <draw:color draw:name="PaleVioletRed2" draw:color="#ee799f"/>
  <draw:color draw:name="PaleVioletRed3" draw:color="#cd6889"/>
  <draw:color draw:name="PaleVioletRed4" draw:color="#8b475d"/>
  <draw:color draw:name="PapayaWhip" draw:color="#ffefd5"/>
  <draw:color draw:name="PeachPuff" draw:color="#ffdab9"/>
  <draw:color draw:name="PeachPuff1" draw:color="#ffdab9"/>
  <draw:color draw:name="PeachPuff2" draw:color="#eecbad"/>
  <draw:color draw:name="PeachPuff3" draw:color="#cdaf95"/>
  <draw:color draw:name="PeachPuff4" draw:color="#8b7765"/>
  <draw:color draw:name="Peru" draw:color="#cd853f"/>
  <draw:color draw:name="Pink" draw:color="#ffc0cb"/>
  <draw:color draw:name="Pink1" draw:color="#ffb5c5"/>
  <draw:color draw:name="Pink2" draw:color="#eea9b8"/>
  <draw:color draw:name="Pink3" draw:color="#cd919e"/>
  <draw:color draw:name="Pink4" draw:color="#8b636c"/>
  <draw:color draw:name="Plum" draw:color="#dda0dd"/>
  <draw:color draw:name="Plum1" draw:color="#ffbbff"/>
  <draw:color draw:name="Plum2" draw:color="#eeaeee"/>
  <draw:color draw:name="Plum3" draw:color="#cd96cd"/>
  <draw:color draw:name="Plum4" draw:color="#8b668b"/>
  <draw:color draw:name="PowderBlue" draw:color="#b0e0e6"/>
  <draw:color draw:name="Purple" draw:color="#a020f0"/>
  <draw:color draw:name="Purple1" draw:color="#9b30ff"/>
  <draw:color draw:name="Purple2" draw:color="#912cee"/>
  <draw:color draw:name="Purple3" draw:color="#7d26cd"/>
  <draw:color draw:name="Purple4" draw:color="#551a8b"/>
  <draw:color draw:name="Red" draw:color="#ff0000"/>
  <draw:color draw:name="Red1" draw:color="#ff0000"/>
  <draw:color draw:name="Red2" draw:color="#ee0000"/>
  <draw:color draw:name="Red3" draw:color="#cd0000"/>
  <draw:color draw:name="Red4" draw:color="#8b0000"/>
  <draw:color draw:name="RosyBrown" draw:color="#bc8f8f"/>
  <draw:color draw:name="RosyBrown1" draw:color="#ffc1c1"/>
  <draw:color draw:name="RosyBrown2" draw:color="#eeb4b4"/>
  <draw:color draw:name="RosyBrown3" draw:color="#cd9b9b"/>
  <draw:color draw:name="RosyBrown4" draw:color="#8b6969"/>
  <draw:color draw:name="RoyalBlue" draw:color="#4169e1"/>
  <draw:color draw:name="RoyalBlue1" draw:color="#4876ff"/>
  <draw:color draw:name="RoyalBlue2" draw:color="#436eee"/>
  <draw:color draw:name="RoyalBlue3" draw:color="#3a5fcd"/>
  <draw:color draw:name="RoyalBlue4" draw:color="#27408b"/>
  <draw:color draw:name="SaddleBrown" draw:color="#8b4513"/>
  <draw:color draw:name="Salmon" draw:color="#fa8072"/>
  <draw:color draw:name="Salmon1" draw:color="#ff8c69"/>
  <draw:color draw:name="Salmon2" draw:color="#ee8262"/>
  <draw:color draw:name="Salmon3" draw:color="#cd7054"/>
  <draw:color draw:name="Salmon4" draw:color="#8b4c39"/>
  <draw:color draw:name="SandyBrown" draw:color="#f4a460"/>
  <draw:color draw:name="SeaGreen" draw:color="#2e8b57"/>
  <draw:color draw:name="SeaGreen1" draw:color="#54ff9f"/>
  <draw:color draw:name="SeaGreen2" draw:color="#4eee94"/>
  <draw:color draw:name="SeaGreen3" draw:color="#43cd80"/>
  <draw:color draw:name="SeaGreen4" draw:color="#2e8b57"/>
  <draw:color draw:name="Seashell" draw:color="#fff5ee"/>
  <draw:color draw:name="Seashell1" draw:color="#fff5ee"/>
  <draw:color draw:name="Seashell2" draw:color="#eee5de"/>
  <draw:color draw:name="Seashell3" draw:color="#cdc5bf"/>
  <draw:color draw:name="Seashell4" draw:color="#8b8682"/>
  <draw:color draw:name="Sienna" draw:color="#a0522d"/>
  <draw:color draw:name="Sienna1" draw:color="#ff8247"/>
  <draw:color draw:name="Sienna2" draw:color="#ee7942"/>
  <draw:color draw:name="Sienna3" draw:color="#cd6839"/>
  <draw:color draw:name="Sienna4" draw:color="#8b4726"/>
  <draw:color draw:name="SkyBlue" draw:color="#87ceeb"/>
  <draw:color draw:name="SkyBlue1" draw:color="#87ceff"/>
  <draw:color draw:name="SkyBlue2" draw:color="#7ec0ee"/>
  <draw:color draw:name="SkyBlue3" draw:color="#6ca6cd"/>
  <draw:color draw:name="SkyBlue4" draw:color="#4a708b"/>
  <draw:color draw:name="SlateBlue" draw:color="#6a5acd"/>
  <draw:color draw:name="SlateBlue1" draw:color="#836fff"/>
  <draw:color draw:name="SlateBlue2" draw:color="#7a67ee"/>
  <draw:color draw:name="SlateBlue3" draw:color="#6959cd"/>
  <draw:color draw:name="SlateBlue4" draw:color="#473c8b"/>
  <draw:color draw:name="SlateGrey" draw:color="#708090"/>
  <draw:color draw:name="SlateGrey1" draw:color="#c6e2ff"/>
  <draw:color draw:name="SlateGrey2" draw:color="#b9d3ee"/>
  <draw:color draw:name="SlateGrey3" draw:color="#9fb6cd"/>
  <draw:color draw:name="SlateGrey4" draw:color="#6c7b8b"/>
  <draw:color draw:name="Snow" draw:color="#fffafa"/>
  <draw:color draw:name="Snow1" draw:color="#fffafa"/>
  <draw:color draw:name="Snow2" draw:color="#eee9e9"/>
  <draw:color draw:name="Snow3" draw:color="#cdc9c9"/>
  <draw:color draw:name="Snow4" draw:color="#8b8989"/>
  <draw:color draw:name="SpringGreen" draw:color="#00ff7f"/>
  <draw:color draw:name="SpringGreen1" draw:color="#00ff7f"/>
  <draw:color draw:name="SpringGreen2" draw:color="#00ee76"/>
  <draw:color draw:name="SpringGreen3" draw:color="#00cd66"/>
  <draw:color draw:name="SpringGreen4" draw:color="#008b45"/>
  <draw:color draw:name="SteelBlue" draw:color="#4682b4"/>
  <draw:color draw:name="SteelBlue1" draw:color="#63b8ff"/>
  <draw:color draw:name="SteelBlue2" draw:color="#5cacee"/>
  <draw:color draw:name="SteelBlue3" draw:color="#4f94cd"/>
  <draw:color draw:name="SteelBlue4" draw:color="#36648b"/>
  <draw:color draw:name="Tan" draw:color="#d2b48c"/>
  <draw:color draw:name="Tan1" draw:color="#ffa54f"/>
  <draw:color draw:name="Tan2" draw:color="#ee9a49"/>
  <draw:color draw:name="Tan3" draw:color="#cd853f"/>
  <draw:color draw:name="Tan4" draw:color="#8b5a2b"/>
  <draw:color draw:name="Thistle" draw:color="#d8bfd8"/>
  <draw:color draw:name="Thistle1" draw:color="#ffe1ff"/>
  <draw:color draw:name="Thistle2" draw:color="#eed2ee"/>
  <draw:color draw:name="Thistle3" draw:color="#cdb5cd"/>
  <draw:color draw:name="Thistle4" draw:color="#8b7b8b"/>
  <draw:color draw:name="Tomato" draw:color="#ff6347"/>
  <draw:color draw:name="Tomato1" draw:color="#ff6347"/>
  <draw:color draw:name="Tomato2" draw:color="#ee5c42"/>
  <draw:color draw:name="Tomato3" draw:color="#cd4f39"/>
  <draw:color draw:name="Tomato4" draw:color="#8b3626"/>
  <draw:color draw:name="Turquoise" draw:color="#40e0d0"/>
  <draw:color draw:name="Turquoise1" draw:color="#00f5ff"/>
  <draw:color draw:name="Turquoise2" draw:color="#00e5ee"/>
  <draw:color draw:name="Turquoise3" draw:color="#00c5cd"/>
  <draw:color draw:name="Turquoise4" draw:color="#00868b"/>
  <draw:color draw:name="Violet" draw:color="#ee82ee"/>
  <draw:color draw:name="VioletRed" draw:color="#d02090"/>
  <draw:color draw:name="VioletRed1" draw:color="#ff3e96"/>
  <draw:color draw:name="VioletRed2" draw:color="#ee3a8c"/>
  <draw:color draw:name="VioletRed3" draw:color="#cd3278"/>
  <draw:color draw:name="VioletRed4" draw:color="#8b2252"/>
  <draw:color draw:name="Wheat" draw:color="#f5deb3"/>
  <draw:color draw:name="Wheat1" draw:color="#ffe7ba"/>
  <draw:color draw:name="Wheat2" draw:color="#eed8ae"/>
  <draw:color draw:name="Wheat3" draw:color="#cdba96"/>
  <draw:color draw:name="Wheat4" draw:color="#8b7e66"/>
  <draw:color draw:name="WhiteSmoke" draw:color="#f5f5f5"/>
  <draw:color draw:name="Yellow" draw:color="#ffff00"/>
  <draw:color draw:name="Yellow1" draw:color="#ffff00"/>
  <draw:color draw:name="Yellow2" draw:color="#eeee00"/>
  <draw:color draw:name="Yellow3" draw:color="#cdcd00"/>
  <draw:color draw:name="Yellow4" draw:color="#8b8b00"/>
  <draw:color draw:name="YellowGreen" draw:color="#9acd32"/>
  <draw:color draw:name="SAGrid Logo Green" draw:color="#68ba00"/>
  <draw:color draw:name="sagrid gold" draw:color="#8c6114"/>
</ooo:color-table>
</file>